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e8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42e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6e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5c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86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50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47e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f6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7574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e32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8a4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9a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a6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87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c5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6cc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9eb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958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6b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834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ef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171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88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e55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dc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df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4ab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7e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054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2fc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8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b7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9aa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f9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8e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3e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5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efb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25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8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35e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5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0c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ad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d6f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d3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f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975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7db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3bd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f1d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ad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ca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9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079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60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bfa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03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1e8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b56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aad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e4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df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3f2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91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384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990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4e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5f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0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51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0fe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2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87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ea8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ed6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93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c10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6ef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01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1e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5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85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e77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afa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549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1b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6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a2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c74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a8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c2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dfe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414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8a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91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ad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d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ebb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5e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947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9d2b5b" officeooo:paragraph-rsid="4a9da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f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20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3e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822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0ab29e" officeooo:paragraph-rsid="4f0ab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5d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60a2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3e6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2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7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fe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2f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3bb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4bc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e2ab104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cf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4fdd29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bd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16015" officeooo:paragraph-rsid="4f1160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13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c88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91063b8" style:font-name-asian="標楷體1"/>
    </style:style>
    <style:style style:name="T3" style:family="text">
      <style:text-properties style:text-position="super 58%" style:font-name="標楷體1" officeooo:rsid="4960e654" style:font-name-asian="標楷體1"/>
    </style:style>
    <style:style style:name="T4" style:family="text">
      <style:text-properties style:text-position="super 58%" style:font-name="標楷體1" officeooo:rsid="4ba56d92" style:font-name-asian="標楷體1"/>
    </style:style>
    <style:style style:name="T5" style:family="text">
      <style:text-properties style:text-position="super 58%" style:font-name="標楷體1" officeooo:rsid="4bb4c830" style:font-name-asian="標楷體1"/>
    </style:style>
    <style:style style:name="T6" style:family="text">
      <style:text-properties style:text-position="super 58%" style:font-name="標楷體1" officeooo:rsid="4cd75442" style:font-name-asian="標楷體1"/>
    </style:style>
    <style:style style:name="T7" style:family="text">
      <style:text-properties style:text-position="super 58%" style:font-name="標楷體1" officeooo:rsid="4960e654"/>
    </style:style>
    <style:style style:name="T8" style:family="text">
      <style:text-properties style:text-position="super 58%" style:font-name="標楷體1" officeooo:rsid="496da3e5"/>
    </style:style>
    <style:style style:name="T9" style:family="text">
      <style:text-properties style:text-position="super 58%" style:font-name="標楷體1" officeooo:rsid="4b57a3db"/>
    </style:style>
    <style:style style:name="T10" style:family="text">
      <style:text-properties style:text-position="super 58%" style:font-name="標楷體1" officeooo:rsid="4b969c3d"/>
    </style:style>
    <style:style style:name="T11" style:family="text">
      <style:text-properties style:text-position="super 58%" style:font-name="標楷體1" officeooo:rsid="4bb4c830"/>
    </style:style>
    <style:style style:name="T12" style:family="text">
      <style:text-properties style:font-name="標楷體1"/>
    </style:style>
    <style:style style:name="T13" style:family="text">
      <style:text-properties style:font-name="標楷體1" style:font-name-asian="標楷體1"/>
    </style:style>
    <style:style style:name="T14" style:family="text">
      <style:text-properties style:font-name="標楷體1" officeooo:rsid="491063b8" style:font-name-asian="標楷體1"/>
    </style:style>
    <style:style style:name="T15" style:family="text">
      <style:text-properties style:font-name="標楷體1" officeooo:rsid="494fdd29" style:font-name-asian="標楷體1"/>
    </style:style>
    <style:style style:name="T16" style:family="text">
      <style:text-properties style:font-name="標楷體1" officeooo:rsid="4951d530" style:font-name-asian="標楷體1"/>
    </style:style>
    <style:style style:name="T17" style:family="text">
      <style:text-properties style:font-name="標楷體1" officeooo:rsid="49522b22" style:font-name-asian="標楷體1"/>
    </style:style>
    <style:style style:name="T18" style:family="text">
      <style:text-properties style:font-name="標楷體1" officeooo:rsid="49530bac" style:font-name-asian="標楷體1"/>
    </style:style>
    <style:style style:name="T19" style:family="text">
      <style:text-properties style:font-name="標楷體1" officeooo:rsid="497cbcf2" style:font-name-asian="標楷體1"/>
    </style:style>
    <style:style style:name="T20" style:family="text">
      <style:text-properties style:font-name="標楷體1" officeooo:rsid="497f31b4" style:font-name-asian="標楷體1"/>
    </style:style>
    <style:style style:name="T21" style:family="text">
      <style:text-properties style:font-name="標楷體1" officeooo:rsid="49a35660" style:font-name-asian="標楷體1"/>
    </style:style>
    <style:style style:name="T22" style:family="text">
      <style:text-properties style:font-name="標楷體1" officeooo:rsid="4a34f441" style:font-name-asian="標楷體1"/>
    </style:style>
    <style:style style:name="T23" style:family="text">
      <style:text-properties style:font-name="標楷體1" officeooo:rsid="4ab05865" style:font-name-asian="標楷體1"/>
    </style:style>
    <style:style style:name="T24" style:family="text">
      <style:text-properties style:font-name="標楷體1" officeooo:rsid="4ae8b1da" style:font-name-asian="標楷體1"/>
    </style:style>
    <style:style style:name="T25" style:family="text">
      <style:text-properties style:font-name="標楷體1" officeooo:rsid="4aeae601" style:font-name-asian="標楷體1"/>
    </style:style>
    <style:style style:name="T26" style:family="text">
      <style:text-properties style:font-name="標楷體1" officeooo:rsid="4aeae7eb" style:font-name-asian="標楷體1"/>
    </style:style>
    <style:style style:name="T27" style:family="text">
      <style:text-properties style:font-name="標楷體1" officeooo:rsid="4aeb34d7" style:font-name-asian="標楷體1"/>
    </style:style>
    <style:style style:name="T28" style:family="text">
      <style:text-properties style:font-name="標楷體1" officeooo:rsid="4aeb9eb5" style:font-name-asian="標楷體1"/>
    </style:style>
    <style:style style:name="T29" style:family="text">
      <style:text-properties style:font-name="標楷體1" officeooo:rsid="4aed8a3e" style:font-name-asian="標楷體1"/>
    </style:style>
    <style:style style:name="T30" style:family="text">
      <style:text-properties style:font-name="標楷體1" officeooo:rsid="4aed8cac" style:font-name-asian="標楷體1"/>
    </style:style>
    <style:style style:name="T31" style:family="text">
      <style:text-properties style:font-name="標楷體1" officeooo:rsid="4af3f40d" style:font-name-asian="標楷體1"/>
    </style:style>
    <style:style style:name="T32" style:family="text">
      <style:text-properties style:font-name="標楷體1" officeooo:rsid="4af9990b" style:font-name-asian="標楷體1"/>
    </style:style>
    <style:style style:name="T33" style:family="text">
      <style:text-properties style:font-name="標楷體1" officeooo:rsid="4afadb9f" style:font-name-asian="標楷體1"/>
    </style:style>
    <style:style style:name="T34" style:family="text">
      <style:text-properties style:font-name="標楷體1" officeooo:rsid="4aff9c3d" style:font-name-asian="標楷體1"/>
    </style:style>
    <style:style style:name="T35" style:family="text">
      <style:text-properties style:font-name="標楷體1" officeooo:rsid="4b04ccdd" style:font-name-asian="標楷體1"/>
    </style:style>
    <style:style style:name="T36" style:family="text">
      <style:text-properties style:font-name="標楷體1" officeooo:rsid="4b196553" style:font-name-asian="標楷體1"/>
    </style:style>
    <style:style style:name="T37" style:family="text">
      <style:text-properties style:font-name="標楷體1" officeooo:rsid="4b1a34ff" style:font-name-asian="標楷體1"/>
    </style:style>
    <style:style style:name="T38" style:family="text">
      <style:text-properties style:font-name="標楷體1" officeooo:rsid="4b1ea214" style:font-name-asian="標楷體1"/>
    </style:style>
    <style:style style:name="T39" style:family="text">
      <style:text-properties style:font-name="標楷體1" officeooo:rsid="4b21d5de" style:font-name-asian="標楷體1"/>
    </style:style>
    <style:style style:name="T40" style:family="text">
      <style:text-properties style:font-name="標楷體1" officeooo:rsid="4b2ee462" style:font-name-asian="標楷體1"/>
    </style:style>
    <style:style style:name="T41" style:family="text">
      <style:text-properties style:font-name="標楷體1" officeooo:rsid="4b3c4d64" style:font-name-asian="標楷體1"/>
    </style:style>
    <style:style style:name="T42" style:family="text">
      <style:text-properties style:font-name="標楷體1" officeooo:rsid="4b531256" style:font-name-asian="標楷體1"/>
    </style:style>
    <style:style style:name="T43" style:family="text">
      <style:text-properties style:font-name="標楷體1" officeooo:rsid="4b536d71" style:font-name-asian="標楷體1"/>
    </style:style>
    <style:style style:name="T44" style:family="text">
      <style:text-properties style:font-name="標楷體1" officeooo:rsid="4b555047" style:font-name-asian="標楷體1"/>
    </style:style>
    <style:style style:name="T45" style:family="text">
      <style:text-properties style:font-name="標楷體1" officeooo:rsid="4b57a3db" style:font-name-asian="標楷體1"/>
    </style:style>
    <style:style style:name="T46" style:family="text">
      <style:text-properties style:font-name="標楷體1" officeooo:rsid="4b969c3d" style:font-name-asian="標楷體1"/>
    </style:style>
    <style:style style:name="T47" style:family="text">
      <style:text-properties style:font-name="標楷體1" officeooo:rsid="4ba813d5" style:font-name-asian="標楷體1"/>
    </style:style>
    <style:style style:name="T48" style:family="text">
      <style:text-properties style:font-name="標楷體1" officeooo:rsid="4ba56d92" style:font-name-asian="標楷體1"/>
    </style:style>
    <style:style style:name="T49" style:family="text">
      <style:text-properties style:font-name="標楷體1" officeooo:rsid="4bafbc6a" style:font-name-asian="標楷體1"/>
    </style:style>
    <style:style style:name="T50" style:family="text">
      <style:text-properties style:font-name="標楷體1" officeooo:rsid="4bbfd365" style:font-name-asian="標楷體1"/>
    </style:style>
    <style:style style:name="T51" style:family="text">
      <style:text-properties style:font-name="標楷體1" officeooo:rsid="4bc691fc" style:font-name-asian="標楷體1"/>
    </style:style>
    <style:style style:name="T52" style:family="text">
      <style:text-properties style:font-name="標楷體1" officeooo:rsid="4bef50f2" style:font-name-asian="標楷體1"/>
    </style:style>
    <style:style style:name="T53" style:family="text">
      <style:text-properties style:font-name="標楷體1" officeooo:rsid="4bf5e3e3" style:font-name-asian="標楷體1"/>
    </style:style>
    <style:style style:name="T54" style:family="text">
      <style:text-properties style:font-name="標楷體1" officeooo:rsid="4bfeff24" style:font-name-asian="標楷體1"/>
    </style:style>
    <style:style style:name="T55" style:family="text">
      <style:text-properties style:font-name="標楷體1" officeooo:rsid="4c0110c3" style:font-name-asian="標楷體1"/>
    </style:style>
    <style:style style:name="T56" style:family="text">
      <style:text-properties style:font-name="標楷體1" officeooo:rsid="4c0262fc" style:font-name-asian="標楷體1"/>
    </style:style>
    <style:style style:name="T57" style:family="text">
      <style:text-properties style:font-name="標楷體1" officeooo:rsid="4c70e875" style:font-name-asian="標楷體1"/>
    </style:style>
    <style:style style:name="T58" style:family="text">
      <style:text-properties style:font-name="標楷體1" officeooo:rsid="4c7cc251" style:font-name-asian="標楷體1"/>
    </style:style>
    <style:style style:name="T59" style:family="text">
      <style:text-properties style:font-name="標楷體1" officeooo:rsid="4c855bcb" style:font-name-asian="標楷體1"/>
    </style:style>
    <style:style style:name="T60" style:family="text">
      <style:text-properties style:font-name="標楷體1" officeooo:rsid="4c8ee699" style:font-name-asian="標楷體1"/>
    </style:style>
    <style:style style:name="T61" style:family="text">
      <style:text-properties style:font-name="標楷體1" officeooo:rsid="4c93a889" style:font-name-asian="標楷體1"/>
    </style:style>
    <style:style style:name="T62" style:family="text">
      <style:text-properties style:font-name="標楷體1" officeooo:rsid="4c93a889" style:font-name-asian="標楷體1" style:font-name-complex="標楷體"/>
    </style:style>
    <style:style style:name="T63" style:family="text">
      <style:text-properties style:font-name="標楷體1" officeooo:rsid="4cab639c" style:font-name-asian="標楷體1"/>
    </style:style>
    <style:style style:name="T64" style:family="text">
      <style:text-properties style:font-name="標楷體1" officeooo:rsid="4cb14fac" style:font-name-asian="標楷體1"/>
    </style:style>
    <style:style style:name="T65" style:family="text">
      <style:text-properties style:font-name="標楷體1" officeooo:rsid="4c991ddd" style:font-name-asian="標楷體1"/>
    </style:style>
    <style:style style:name="T66" style:family="text">
      <style:text-properties style:font-name="標楷體1" officeooo:rsid="4cc38040" style:font-name-asian="標楷體1"/>
    </style:style>
    <style:style style:name="T67" style:family="text">
      <style:text-properties style:font-name="標楷體1" officeooo:rsid="4ccd3da4" style:font-name-asian="標楷體1"/>
    </style:style>
    <style:style style:name="T68" style:family="text">
      <style:text-properties style:font-name="標楷體1" officeooo:rsid="4cd75442" style:font-name-asian="標楷體1"/>
    </style:style>
    <style:style style:name="T69" style:family="text">
      <style:text-properties style:font-name="標楷體1" officeooo:rsid="4ce8f976" style:font-name-asian="標楷體1"/>
    </style:style>
    <style:style style:name="T70" style:family="text">
      <style:text-properties style:font-name="標楷體1" officeooo:rsid="4d4b0db0" style:font-name-asian="標楷體1"/>
    </style:style>
    <style:style style:name="T71" style:family="text">
      <style:text-properties style:font-name="標楷體1" officeooo:rsid="4d6f203b" style:font-name-asian="標楷體1"/>
    </style:style>
    <style:style style:name="T72" style:family="text">
      <style:text-properties style:font-name="標楷體1" officeooo:rsid="4d770443" style:font-name-asian="標楷體1"/>
    </style:style>
    <style:style style:name="T73" style:family="text">
      <style:text-properties style:font-name="標楷體1" officeooo:rsid="4d3c2f4e" style:font-name-asian="標楷體1"/>
    </style:style>
    <style:style style:name="T74" style:family="text">
      <style:text-properties style:font-name="標楷體1" officeooo:rsid="4dae5276" style:font-name-asian="標楷體1"/>
    </style:style>
    <style:style style:name="T75" style:family="text">
      <style:text-properties style:font-name="標楷體1" officeooo:rsid="4dbf1947" style:font-name-asian="標楷體1"/>
    </style:style>
    <style:style style:name="T76" style:family="text">
      <style:text-properties style:font-name="標楷體1" officeooo:rsid="4e936760" style:font-name-asian="標楷體1"/>
    </style:style>
    <style:style style:name="T77" style:family="text">
      <style:text-properties style:font-name="標楷體1" style:font-name-asian="Liberation Serif1" style:font-name-complex="Liberation Serif1"/>
    </style:style>
    <style:style style:name="T78" style:family="text">
      <style:text-properties style:font-name="標楷體1" officeooo:rsid="4ab05865" style:font-name-asian="Liberation Serif1" style:font-name-complex="Liberation Serif1"/>
    </style:style>
    <style:style style:name="T79" style:family="text">
      <style:text-properties style:font-name="標楷體1" officeooo:rsid="4b595183" style:font-name-asian="Liberation Serif1" style:font-name-complex="Liberation Serif1"/>
    </style:style>
    <style:style style:name="T80" style:family="text">
      <style:text-properties style:font-name="標楷體1" officeooo:rsid="494fdd29"/>
    </style:style>
    <style:style style:name="T81" style:family="text">
      <style:text-properties style:font-name="標楷體1" officeooo:rsid="49522b22"/>
    </style:style>
    <style:style style:name="T82" style:family="text">
      <style:text-properties style:font-name="標楷體1" style:text-underline-style="solid" style:text-underline-width="auto" style:text-underline-color="font-color"/>
    </style:style>
    <style:style style:name="T83" style:family="text">
      <style:text-properties style:font-name="標楷體1" style:text-underline-style="solid" style:text-underline-width="auto" style:text-underline-color="font-color" officeooo:rsid="17cb7444"/>
    </style:style>
    <style:style style:name="T84" style:family="text">
      <style:text-properties style:font-name="標楷體1" style:text-underline-style="solid" style:text-underline-width="auto" style:text-underline-color="font-color" officeooo:rsid="4c0110c3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4dde1ab1"/>
    </style:style>
    <style:style style:name="T86" style:family="text">
      <style:text-properties style:font-name="標楷體1" officeooo:rsid="4ab05865"/>
    </style:style>
    <style:style style:name="T87" style:family="text">
      <style:text-properties style:font-name="標楷體1" officeooo:rsid="4ae7655e"/>
    </style:style>
    <style:style style:name="T88" style:family="text">
      <style:text-properties style:font-name="標楷體1" officeooo:rsid="4b281999"/>
    </style:style>
    <style:style style:name="T89" style:family="text">
      <style:text-properties style:font-name="標楷體1" officeooo:rsid="4aed8a3e"/>
    </style:style>
    <style:style style:name="T90" style:family="text">
      <style:text-properties style:font-name="標楷體1" officeooo:rsid="4b2d6b21"/>
    </style:style>
    <style:style style:name="T91" style:family="text">
      <style:text-properties style:font-name="標楷體1" officeooo:rsid="4b2f8ae5"/>
    </style:style>
    <style:style style:name="T92" style:family="text">
      <style:text-properties style:font-name="標楷體1" officeooo:rsid="4aeae601"/>
    </style:style>
    <style:style style:name="T93" style:family="text">
      <style:text-properties style:font-name="標楷體1" officeooo:rsid="4afb970f"/>
    </style:style>
    <style:style style:name="T94" style:family="text">
      <style:text-properties style:font-name="標楷體1" officeooo:rsid="4b0777e9"/>
    </style:style>
    <style:style style:name="T95" style:family="text">
      <style:text-properties style:font-name="標楷體1" officeooo:rsid="4b057410"/>
    </style:style>
    <style:style style:name="T96" style:family="text">
      <style:text-properties style:font-name="標楷體1" officeooo:rsid="4b358acd"/>
    </style:style>
    <style:style style:name="T97" style:family="text">
      <style:text-properties style:font-name="標楷體1" officeooo:rsid="4b35b65f"/>
    </style:style>
    <style:style style:name="T98" style:family="text">
      <style:text-properties style:font-name="標楷體1" officeooo:rsid="4aada004"/>
    </style:style>
    <style:style style:name="T99" style:family="text">
      <style:text-properties style:font-name="標楷體1" officeooo:rsid="4aed8cac"/>
    </style:style>
    <style:style style:name="T100" style:family="text">
      <style:text-properties style:font-name="標楷體1" officeooo:rsid="4b2482fd"/>
    </style:style>
    <style:style style:name="T101" style:family="text">
      <style:text-properties style:font-name="標楷體1" officeooo:rsid="4b35c48d"/>
    </style:style>
    <style:style style:name="T102" style:family="text">
      <style:text-properties style:font-name="標楷體1" officeooo:rsid="4b5164f2"/>
    </style:style>
    <style:style style:name="T103" style:family="text">
      <style:text-properties style:font-name="標楷體1" officeooo:rsid="4b595183"/>
    </style:style>
    <style:style style:name="T104" style:family="text">
      <style:text-properties style:font-name="標楷體1" officeooo:rsid="4b5f0e09"/>
    </style:style>
    <style:style style:name="T105" style:family="text">
      <style:text-properties style:font-name="標楷體1" officeooo:rsid="4ba56d92"/>
    </style:style>
    <style:style style:name="T106" style:family="text">
      <style:text-properties style:font-name="標楷體1" officeooo:rsid="4baa3d38"/>
    </style:style>
    <style:style style:name="T107" style:family="text">
      <style:text-properties style:font-name="標楷體1" officeooo:rsid="4baf6da7"/>
    </style:style>
    <style:style style:name="T108" style:family="text">
      <style:text-properties style:font-name="標楷體1" officeooo:rsid="4bb5c5f1"/>
    </style:style>
    <style:style style:name="T109" style:family="text">
      <style:text-properties style:font-name="標楷體1" officeooo:rsid="4bb4c830"/>
    </style:style>
    <style:style style:name="T110" style:family="text">
      <style:text-properties style:font-name="標楷體1" officeooo:rsid="4be8640f"/>
    </style:style>
    <style:style style:name="T111" style:family="text">
      <style:text-properties style:font-name="標楷體1" officeooo:rsid="4b4ad8aa"/>
    </style:style>
    <style:style style:name="T112" style:family="text">
      <style:text-properties style:font-name="標楷體1" officeooo:rsid="4c07cfda"/>
    </style:style>
    <style:style style:name="T113" style:family="text">
      <style:text-properties style:font-name="標楷體1" officeooo:rsid="4c115fc6"/>
    </style:style>
    <style:style style:name="T114" style:family="text">
      <style:text-properties style:font-name="標楷體1" officeooo:rsid="4c2f0299"/>
    </style:style>
    <style:style style:name="T115" style:family="text">
      <style:text-properties style:font-name="標楷體1" officeooo:rsid="4c4763b5"/>
    </style:style>
    <style:style style:name="T116" style:family="text">
      <style:text-properties style:font-name="標楷體1" officeooo:rsid="496f7bbc"/>
    </style:style>
    <style:style style:name="T117" style:family="text">
      <style:text-properties style:font-name="標楷體1" officeooo:rsid="4be8f062"/>
    </style:style>
    <style:style style:name="T118" style:family="text">
      <style:text-properties style:font-name="標楷體1" officeooo:rsid="4bfeff24"/>
    </style:style>
    <style:style style:name="T119" style:family="text">
      <style:text-properties style:font-name="標楷體1" officeooo:rsid="4c0110c3"/>
    </style:style>
    <style:style style:name="T120" style:family="text">
      <style:text-properties style:font-name="標楷體1" officeooo:rsid="4c0d8ac8"/>
    </style:style>
    <style:style style:name="T121" style:family="text">
      <style:text-properties style:font-name="標楷體1" officeooo:rsid="4c390e48"/>
    </style:style>
    <style:style style:name="T122" style:family="text">
      <style:text-properties style:font-name="標楷體1" officeooo:rsid="4c440ba6"/>
    </style:style>
    <style:style style:name="T123" style:family="text">
      <style:text-properties style:font-name="標楷體1" officeooo:rsid="4c45248e"/>
    </style:style>
    <style:style style:name="T124" style:family="text">
      <style:text-properties style:font-name="標楷體1" officeooo:rsid="4c52adf5"/>
    </style:style>
    <style:style style:name="T125" style:family="text">
      <style:text-properties style:font-name="標楷體1" officeooo:rsid="4c54622c"/>
    </style:style>
    <style:style style:name="T126" style:family="text">
      <style:text-properties style:font-name="標楷體1" officeooo:rsid="4c55d2ab"/>
    </style:style>
    <style:style style:name="T127" style:family="text">
      <style:text-properties style:font-name="標楷體1" officeooo:rsid="4c7ae97c"/>
    </style:style>
    <style:style style:name="T128" style:family="text">
      <style:text-properties style:font-name="標楷體1" officeooo:rsid="4c7cc251"/>
    </style:style>
    <style:style style:name="T129" style:family="text">
      <style:text-properties style:font-name="標楷體1" officeooo:rsid="4c8d8fa4"/>
    </style:style>
    <style:style style:name="T130" style:family="text">
      <style:text-properties style:font-name="標楷體1" officeooo:rsid="4cb14fac"/>
    </style:style>
    <style:style style:name="T131" style:family="text">
      <style:text-properties style:font-name="標楷體1" officeooo:rsid="4d4642f1"/>
    </style:style>
    <style:style style:name="T132" style:family="text">
      <style:text-properties style:font-name="標楷體1" officeooo:rsid="4ddbd579"/>
    </style:style>
    <style:style style:name="T133" style:family="text">
      <style:text-properties style:font-name="標楷體1" officeooo:rsid="4dde1ab1"/>
    </style:style>
    <style:style style:name="T134" style:family="text">
      <style:text-properties style:font-name="標楷體1" officeooo:rsid="1c7bba95"/>
    </style:style>
    <style:style style:name="T135" style:family="text">
      <style:text-properties style:font-name="標楷體1" officeooo:rsid="1c52c4e0"/>
    </style:style>
    <style:style style:name="T136" style:family="text">
      <style:text-properties style:font-name="Arial1" officeooo:rsid="4b2482fd" style:font-name-asian="Arial1"/>
    </style:style>
    <style:style style:name="T137" style:family="text">
      <style:text-properties style:font-name="Arial1" officeooo:rsid="4e8057a1" style:font-name-asian="Arial1"/>
    </style:style>
    <style:style style:name="T138" style:family="text">
      <style:text-properties style:font-name="Arial1" officeooo:rsid="4c8d8fa4"/>
    </style:style>
    <style:style style:name="T139" style:family="text">
      <style:text-properties style:font-name-asian="Arial1"/>
    </style:style>
    <style:style style:name="T140" style:family="text">
      <style:text-properties officeooo:rsid="49032c72" style:font-name-asian="Arial1"/>
    </style:style>
    <style:style style:name="T141" style:family="text">
      <style:text-properties officeooo:rsid="49c201a7" style:font-name-asian="Arial1"/>
    </style:style>
    <style:style style:name="T142" style:family="text">
      <style:text-properties officeooo:rsid="4bc691fc" style:font-name-asian="Arial1"/>
    </style:style>
    <style:style style:name="T143" style:family="text">
      <style:text-properties officeooo:rsid="4c9457da" style:font-name-asian="Arial1"/>
    </style:style>
    <style:style style:name="T144" style:family="text">
      <style:text-properties officeooo:rsid="4cff6225" style:font-name-asian="Arial1"/>
    </style:style>
    <style:style style:name="T145" style:family="text">
      <style:text-properties officeooo:rsid="4d3c2f4e" style:font-name-asian="Arial1"/>
    </style:style>
    <style:style style:name="T146" style:family="text">
      <style:text-properties officeooo:rsid="4e8057a1" style:font-name-asian="Arial1"/>
    </style:style>
    <style:style style:name="T147" style:family="text">
      <style:text-properties officeooo:rsid="4eea40e9" style:font-name-asian="Arial1"/>
    </style:style>
    <style:style style:name="T148" style:family="text">
      <style:text-properties fo:color="#333333"/>
    </style:style>
    <style:style style:name="T149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50" style:family="text">
      <style:text-properties fo:color="#333333" officeooo:rsid="496f7bbc"/>
    </style:style>
    <style:style style:name="T151" style:family="text">
      <style:text-properties fo:color="#333333" style:font-name="標楷體1"/>
    </style:style>
    <style:style style:name="T152" style:family="text">
      <style:text-properties fo:color="#333333" style:font-name="標楷體1" style:font-name-asian="標楷體1"/>
    </style:style>
    <style:style style:name="T153" style:family="text">
      <style:text-properties fo:color="#333333" style:font-name="標楷體1" officeooo:rsid="4c991ddd" style:font-name-asian="標楷體1"/>
    </style:style>
    <style:style style:name="T154" style:family="text">
      <style:text-properties fo:color="#333333" style:font-name="標楷體1" officeooo:rsid="4cc38040" style:font-name-asian="標楷體1"/>
    </style:style>
    <style:style style:name="T155" style:family="text">
      <style:text-properties fo:color="#333333" style:font-name="標楷體1" officeooo:rsid="4eea40e9" style:font-name-asian="標楷體1"/>
    </style:style>
    <style:style style:name="T156" style:family="text">
      <style:text-properties fo:color="#333333" officeooo:rsid="4d3c2f4e" style:font-name-asian="Arial1"/>
    </style:style>
    <style:style style:name="T157" style:family="text">
      <style:text-properties fo:color="#333333" officeooo:rsid="4d3c2f4e"/>
    </style:style>
    <style:style style:name="T158" style:family="text">
      <style:text-properties fo:color="#333333" style:font-name="Arial1" officeooo:rsid="4d3c2f4e" style:font-name-asian="Arial1"/>
    </style:style>
    <style:style style:name="T159" style:family="text">
      <style:text-properties fo:color="#333333" officeooo:rsid="4eea40e9"/>
    </style:style>
    <style:style style:name="T160" style:family="text">
      <style:text-properties fo:color="#333333" officeooo:rsid="362b5268"/>
    </style:style>
    <style:style style:name="T161" style:family="text">
      <style:text-properties style:text-underline-style="solid" style:text-underline-width="auto" style:text-underline-color="font-color"/>
    </style:style>
    <style:style style:name="T162" style:family="text">
      <style:text-properties style:text-underline-style="solid" style:text-underline-width="auto" style:text-underline-color="font-color" officeooo:rsid="4385b2e9"/>
    </style:style>
    <style:style style:name="T163" style:family="text">
      <style:text-properties style:text-underline-style="solid" style:text-underline-width="auto" style:text-underline-color="font-color" officeooo:rsid="492c35a2"/>
    </style:style>
    <style:style style:name="T164" style:family="text">
      <style:text-properties style:text-underline-style="solid" style:text-underline-width="auto" style:text-underline-color="font-color" officeooo:rsid="48782837"/>
    </style:style>
    <style:style style:name="T165" style:family="text">
      <style:text-properties officeooo:rsid="362b5268"/>
    </style:style>
    <style:style style:name="T166" style:family="text">
      <style:text-properties officeooo:rsid="48fdd2e9"/>
    </style:style>
    <style:style style:name="T167" style:family="text">
      <style:text-properties officeooo:rsid="49032c72"/>
    </style:style>
    <style:style style:name="T168" style:family="text">
      <style:text-properties officeooo:rsid="492c35a2"/>
    </style:style>
    <style:style style:name="T169" style:family="text">
      <style:text-properties officeooo:rsid="376c64b1"/>
    </style:style>
    <style:style style:name="T170" style:family="text">
      <style:text-properties officeooo:rsid="494fdd29"/>
    </style:style>
    <style:style style:name="T171" style:family="text">
      <style:text-properties officeooo:rsid="2b6f314a"/>
    </style:style>
    <style:style style:name="T172" style:family="text">
      <style:text-properties officeooo:rsid="49a35660"/>
    </style:style>
    <style:style style:name="T173" style:family="text">
      <style:text-properties officeooo:rsid="49c201a7"/>
    </style:style>
    <style:style style:name="T174" style:family="text">
      <style:text-properties officeooo:rsid="4a119482"/>
    </style:style>
    <style:style style:name="T175" style:family="text">
      <style:text-properties officeooo:rsid="4a330b3c"/>
    </style:style>
    <style:style style:name="T176" style:family="text">
      <style:text-properties officeooo:rsid="496f7bbc"/>
    </style:style>
    <style:style style:name="T177" style:family="text">
      <style:text-properties officeooo:rsid="4ab05865"/>
    </style:style>
    <style:style style:name="T178" style:family="text">
      <style:text-properties officeooo:rsid="4ae7655e"/>
    </style:style>
    <style:style style:name="T179" style:family="text">
      <style:text-properties officeooo:rsid="4ae8b1da"/>
    </style:style>
    <style:style style:name="T180" style:family="text">
      <style:text-properties officeooo:rsid="4aed8a3e"/>
    </style:style>
    <style:style style:name="T181" style:family="text">
      <style:text-properties officeooo:rsid="4b2482fd"/>
    </style:style>
    <style:style style:name="T182" style:family="text">
      <style:text-properties officeooo:rsid="4b3c4d64"/>
    </style:style>
    <style:style style:name="T183" style:family="text">
      <style:text-properties officeooo:rsid="4aada004"/>
    </style:style>
    <style:style style:name="T184" style:family="text">
      <style:text-properties officeooo:rsid="4b531256"/>
    </style:style>
    <style:style style:name="T185" style:family="text">
      <style:text-properties officeooo:rsid="4b536d71"/>
    </style:style>
    <style:style style:name="T186" style:family="text">
      <style:text-properties officeooo:rsid="4b555047"/>
    </style:style>
    <style:style style:name="T187" style:family="text">
      <style:text-properties officeooo:rsid="4b57a3db"/>
    </style:style>
    <style:style style:name="T188" style:family="text">
      <style:text-properties officeooo:rsid="4ba56d92"/>
    </style:style>
    <style:style style:name="T189" style:family="text">
      <style:text-properties style:text-position="sub 58%" style:font-name="標楷體1" officeooo:rsid="4baf6da7"/>
    </style:style>
    <style:style style:name="T190" style:family="text">
      <style:text-properties style:text-position="sub 58%" style:font-name="標楷體1" officeooo:rsid="4bb380ef"/>
    </style:style>
    <style:style style:name="T191" style:family="text">
      <style:text-properties style:text-position="sub 58%" style:font-name="標楷體1" officeooo:rsid="4beb5dd0"/>
    </style:style>
    <style:style style:name="T192" style:family="text">
      <style:text-properties style:text-position="sub 58%" style:font-name="標楷體1" officeooo:rsid="4c115fc6"/>
    </style:style>
    <style:style style:name="T193" style:family="text">
      <style:text-properties style:text-position="sub 58%" style:font-name="標楷體1" officeooo:rsid="4c5ab634"/>
    </style:style>
    <style:style style:name="T194" style:family="text">
      <style:text-properties style:text-position="sub 58%" style:font-name="標楷體1" officeooo:rsid="4bef50f2" style:font-name-asian="標楷體1"/>
    </style:style>
    <style:style style:name="T195" style:family="text">
      <style:text-properties style:text-position="sub 58%" style:font-name="標楷體1" officeooo:rsid="4bf1bad6" style:font-name-asian="標楷體1"/>
    </style:style>
    <style:style style:name="T196" style:family="text">
      <style:text-properties style:text-position="sub 58%" style:font-name="標楷體1" officeooo:rsid="4bf43781" style:font-name-asian="標楷體1"/>
    </style:style>
    <style:style style:name="T197" style:family="text">
      <style:text-properties style:text-position="sub 58%" style:font-name="標楷體1" officeooo:rsid="4bfaadc1" style:font-name-asian="標楷體1"/>
    </style:style>
    <style:style style:name="T198" style:family="text">
      <style:text-properties style:text-position="sub 58%" style:font-name="標楷體1" officeooo:rsid="4c456c42" style:font-name-asian="標楷體1"/>
    </style:style>
    <style:style style:name="T199" style:family="text">
      <style:text-properties style:text-position="sub 58%" style:font-name="標楷體1" officeooo:rsid="4c5bfa0d" style:font-name-asian="標楷體1"/>
    </style:style>
    <style:style style:name="T200" style:family="text">
      <style:text-properties style:text-position="sub 58%" style:font-name="標楷體1" officeooo:rsid="4c62496f" style:font-name-asian="標楷體1"/>
    </style:style>
    <style:style style:name="T201" style:family="text">
      <style:text-properties style:text-position="sub 58%" style:font-name="標楷體1" officeooo:rsid="4c631a53" style:font-name-asian="標楷體1"/>
    </style:style>
    <style:style style:name="T202" style:family="text">
      <style:text-properties style:text-position="sub 58%" style:font-name="標楷體1" officeooo:rsid="4c63c2ca" style:font-name-asian="標楷體1"/>
    </style:style>
    <style:style style:name="T203" style:family="text">
      <style:text-properties style:text-position="sub 58%" style:font-name="標楷體1" officeooo:rsid="4c64e522" style:font-name-asian="標楷體1"/>
    </style:style>
    <style:style style:name="T204" style:family="text">
      <style:text-properties style:text-position="sub 58%" style:font-name="標楷體1" officeooo:rsid="4c0d8ac8"/>
    </style:style>
    <style:style style:name="T205" style:family="text">
      <style:text-properties style:text-position="sub 58%" style:font-name="標楷體1" officeooo:rsid="4c3fda5c"/>
    </style:style>
    <style:style style:name="T206" style:family="text">
      <style:text-properties style:text-position="sub 58%" style:font-name="標楷體1" style:text-underline-style="solid" style:text-underline-width="auto" style:text-underline-color="font-color" officeooo:rsid="4bf43781" style:font-name-asian="標楷體1"/>
    </style:style>
    <style:style style:name="T207" style:family="text">
      <style:text-properties officeooo:rsid="4baf6da7"/>
    </style:style>
    <style:style style:name="T208" style:family="text">
      <style:text-properties fo:color="#1c1c1c"/>
    </style:style>
    <style:style style:name="T209" style:family="text">
      <style:text-properties fo:color="#1c1c1c" style:font-name="標楷體1"/>
    </style:style>
    <style:style style:name="T210" style:family="text">
      <style:text-properties fo:color="#1c1c1c" style:font-name="標楷體1" officeooo:rsid="4baa3d38"/>
    </style:style>
    <style:style style:name="T211" style:family="text">
      <style:text-properties fo:color="#1c1c1c" style:font-name="標楷體1" officeooo:rsid="4ba56d92"/>
    </style:style>
    <style:style style:name="T212" style:family="text">
      <style:text-properties fo:color="#1c1c1c" style:font-name="標楷體1" officeooo:rsid="4baf6da7"/>
    </style:style>
    <style:style style:name="T213" style:family="text">
      <style:text-properties fo:color="#1c1c1c" style:font-name="標楷體1" officeooo:rsid="4bb4c830"/>
    </style:style>
    <style:style style:name="T214" style:family="text">
      <style:text-properties fo:color="#1c1c1c" officeooo:rsid="4ba56d92"/>
    </style:style>
    <style:style style:name="T215" style:family="text">
      <style:text-properties fo:color="#1c1c1c" style:text-position="super 58%" style:font-name="標楷體1" officeooo:rsid="4bb4c830"/>
    </style:style>
    <style:style style:name="T216" style:family="text">
      <style:text-properties officeooo:rsid="4bbfd365"/>
    </style:style>
    <style:style style:name="T217" style:family="text">
      <style:text-properties officeooo:rsid="4bc2cf6c"/>
    </style:style>
    <style:style style:name="T218" style:family="text">
      <style:text-properties officeooo:rsid="4bc691fc"/>
    </style:style>
    <style:style style:name="T219" style:family="text">
      <style:text-properties officeooo:rsid="4b4ad8aa"/>
    </style:style>
    <style:style style:name="T220" style:family="text">
      <style:text-properties officeooo:rsid="4bef50f2"/>
    </style:style>
    <style:style style:name="T221" style:family="text">
      <style:text-properties officeooo:rsid="4bf5e3e3"/>
    </style:style>
    <style:style style:name="T222" style:family="text">
      <style:text-properties officeooo:rsid="4c049a0e"/>
    </style:style>
    <style:style style:name="T223" style:family="text">
      <style:text-properties officeooo:rsid="4c7cc251"/>
    </style:style>
    <style:style style:name="T224" style:family="text">
      <style:text-properties officeooo:rsid="4c8d8fa4"/>
    </style:style>
    <style:style style:name="T225" style:family="text">
      <style:text-properties officeooo:rsid="4c991ddd"/>
    </style:style>
    <style:style style:name="T226" style:family="text">
      <style:text-properties officeooo:rsid="4cab639c"/>
    </style:style>
    <style:style style:name="T227" style:family="text">
      <style:text-properties officeooo:rsid="4cb14fac"/>
    </style:style>
    <style:style style:name="T228" style:family="text">
      <style:text-properties officeooo:rsid="4cc38040"/>
    </style:style>
    <style:style style:name="T229" style:family="text">
      <style:text-properties officeooo:rsid="4cdae852"/>
    </style:style>
    <style:style style:name="T230" style:family="text">
      <style:text-properties fo:color="#808080"/>
    </style:style>
    <style:style style:name="T231" style:family="text">
      <style:text-properties officeooo:rsid="4cff6225"/>
    </style:style>
    <style:style style:name="T232" style:family="text">
      <style:text-properties officeooo:rsid="4d3c2f4e"/>
    </style:style>
    <style:style style:name="T233" style:family="text">
      <style:text-properties officeooo:rsid="4d4642f1"/>
    </style:style>
    <style:style style:name="T234" style:family="text">
      <style:text-properties officeooo:rsid="4dabc75d"/>
    </style:style>
    <style:style style:name="T235" style:family="text">
      <style:text-properties officeooo:rsid="4dae5276"/>
    </style:style>
    <style:style style:name="T236" style:family="text">
      <style:text-properties officeooo:rsid="4e42f534"/>
    </style:style>
    <style:style style:name="T237" style:family="text">
      <style:text-properties officeooo:rsid="4e44c953"/>
    </style:style>
    <style:style style:name="T238" style:family="text">
      <style:text-properties officeooo:rsid="4e7a888a"/>
    </style:style>
    <style:style style:name="T239" style:family="text">
      <style:text-properties officeooo:rsid="4e8057a1"/>
    </style:style>
    <style:style style:name="T240" style:family="text">
      <style:text-properties officeooo:rsid="4e936760"/>
    </style:style>
    <style:style style:name="T241" style:family="text">
      <style:text-properties officeooo:rsid="4eea40e9"/>
    </style:style>
    <style:style style:name="T242" style:family="text">
      <style:text-properties style:font-name="標楷體1" style:font-name-asian="標楷體1"/>
    </style:style>
    <style:style style:name="T243" style:family="text">
      <style:text-properties officeooo:rsid="4ff0c7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55820097" text:style-name="L1">
        <text:list-item>
          <text:p text:style-name="P1"><text:bookmark-start text:name="宏觀世界、古典世界、微觀世界"/>宏觀世界、古典世界、微觀世界<text:bookmark-end text:name="宏觀世界、古典世界、微觀世界"/></text:p>
          <text:list>
            <text:list-item>
              <text:p text:style-name="P1">宏觀世界、古典世界、微觀世界<text:span text:style-name="T166"> </text:span><text:span text:style-name="T140">↔</text:span><text:span text:style-name="T167"> 宏觀</text:span>尺度的世界、古典尺度的世界、微觀尺度的世界。</text:p>
              <text:list>
                <text:list-item>
                  <text:p text:style-name="P1">抽象例子，分形。</text:p>
                </text:list-item>
              </text:list>
            </text:list-item>
            <text:list-item>
              <text:p text:style-name="P1">明顯例子。</text:p>
              <text:list>
                <text:list-item>
                  <text:p text:style-name="P2">對於（生存、生活 在）宏觀世界的（宏觀尺度）個體 來說。</text:p>
                  <text:list>
                    <text:list-item>
                      <text:p text:style-name="P3">古典尺度的世界 是 微觀世界。</text:p>
                    </text:list-item>
                    <text:list-item>
                      <text:p text:style-name="P3">微觀尺度的世界 是 <text:span text:style-name="T14">(</text:span><text:span text:style-name="T13">微觀世界</text:span><text:span text:style-name="T14">)</text:span><text:span text:style-name="T2">2</text:span>。</text:p>
                    </text:list-item>
                  </text:list>
                </text:list-item>
                <text:list-item>
                  <text:p text:style-name="P1">對於（生存、生活 在）古典世界的（古典尺度）個體 來說。</text:p>
                  <text:list>
                    <text:list-item>
                      <text:p text:style-name="P1">宏觀尺度的世界 是 宏觀世界。</text:p>
                    </text:list-item>
                    <text:list-item>
                      <text:p text:style-name="P4">微觀尺度的世界 是 微觀世界。</text:p>
                    </text:list-item>
                  </text:list>
                </text:list-item>
                <text:list-item>
                  <text:p text:style-name="P5">對於（生存、生活 在）微觀世界的（微觀尺度）個體 來說。</text:p>
                  <text:list>
                    <text:list-item>
                      <text:p text:style-name="P4">宏觀尺度的世界 是 <text:span text:style-name="T14">(</text:span>宏觀<text:span text:style-name="T13">世界</text:span><text:span text:style-name="T14">)</text:span><text:span text:style-name="T2">2</text:span>。</text:p>
                    </text:list-item>
                    <text:list-item>
                      <text:p text:style-name="P4">古典尺度的世界 是 宏觀世界。</text:p>
                    </text:list-item>
                  </text:list>
                </text:list-item>
              </text:list>
            </text:list-item>
            <text:list-item>
              <text:p text:style-name="P6">宏觀世界、古典世界、微觀世界 的 個體 有（自己 認定的）物理定律、化學反應、萬物法則。</text:p>
              <text:list>
                <text:list-item>
                  <text:p text:style-name="P7">宏觀世界、古典世界、微觀世界 的 個體 有（自己 認定的）學門、存在、變化、個體。</text:p>
                </text:list-item>
                <text:list-item>
                  <text:p text:style-name="P8">宏觀世界、古典世界、微觀世界 的 個體 有（自己認定的）內在物質、內部機制、外在環境。</text:p>
                </text:list-item>
                <text:list-item>
                  <text:p text:style-name="P9">明顯例子，宏觀個體 認定的 量子力學<text:span text:style-name="T166"> </text:span><text:span text:style-name="T140">↔</text:span><text:span text:style-name="T167"> 古典個體 認定的 物理定律、化學反應</text:span>。</text:p>
                  <text:list>
                    <text:list-item>
                      <text:p text:style-name="P10">宏觀個體 是（生存、生活 在）宏觀世界的（宏觀尺度）個體。</text:p>
                    </text:list-item>
                  </text:list>
                </text:list-item>
                <text:list-item>
                  <text:p text:style-name="P11">明顯例子，古典個體 認定的 量子力學<text:span text:style-name="T166"> </text:span><text:span text:style-name="T140">↔</text:span><text:span text:style-name="T167"> 微觀個體 認定的 物理定律、化學反應</text:span>。</text:p>
                </text:list-item>
                <text:list-item>
                  <text:p text:style-name="P12">明顯例子，<text:span text:style-name="T167">微觀個體 認定的 多個宇宙 </text:span><text:span text:style-name="T140">↔</text:span><text:span text:style-name="T167"> </text:span>古典個體 認定的 氫原子。</text:p>
                  <text:list>
                    <text:list-item>
                      <text:p text:style-name="P11"><text:span text:style-name="T167">氫原子 </text:span><text:span text:style-name="T140">↔</text:span><text:span text:style-name="T167">（古典尺度的）多個粒子</text:span>。</text:p>
                      <text:list>
                        <text:list-item>
                          <text:p text:style-name="P306">（相關描述在 <text:span text:style-name="T161">世界學</text:span> 文件群的 <text:span text:style-name="T161">波、粒子</text:span> <text:span text:style-name="T168">的 </text:span><text:span text:style-name="T161">假定，某一特定個體 擁有 粒子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">明顯例子，<text:span text:style-name="T167">微觀個體 認定的 多個宇宙組成的大宇宙 </text:span><text:span text:style-name="T140">↔</text:span><text:span text:style-name="T167"> </text:span>古典個體 認定的 力。</text:p>
                  <text:list>
                    <text:list-item>
                      <text:p text:style-name="P12"><text:span text:style-name="T167">力 </text:span><text:span text:style-name="T140">↔</text:span><text:span text:style-name="T167">（古典尺度的）波</text:span>。</text:p>
                    </text:list-item>
                    <text:list-item>
                      <text:p text:style-name="P14"><text:span text:style-name="T167">（微觀尺度）大宇宙 分裂成 多個宇宙 </text:span><text:span text:style-name="T140">↔</text:span><text:span text:style-name="T167">（古典尺度）</text:span>核分裂。</text:p>
                    </text:list-item>
                    <text:list-item>
                      <text:p text:style-name="P14"><text:span text:style-name="T167">（微觀尺度）多個宇宙 融合成 大宇宙 </text:span><text:span text:style-name="T140">↔</text:span><text:span text:style-name="T167">（古典尺度）</text:span>核融合。</text:p>
                      <text:list>
                        <text:list-item>
                          <text:p text:style-name="P15">對於 生存、生活 在 某一特定宇宙的 個體 來說，該融合 是 宇宙級別的 融合。</text:p>
                        </text:list-item>
                        <text:list-item>
                          <text:p text:style-name="P16"><text:span text:style-name="T167">（古典尺度）</text:span>核融合 是（人類 認定的）核融合。</text:p>
                        </text:list-item>
                      </text:list>
                    </text:list-item>
                  </text:list>
                </text:list-item>
                <text:list-item>
                  <text:p text:style-name="P17">明顯例子，<text:span text:style-name="T167">微觀個體 認定的 宇宙 </text:span><text:span text:style-name="T140">↔</text:span><text:span text:style-name="T167"> </text:span>古典個體 認定的 光、電子。</text:p>
                  <text:list>
                    <text:list-item>
                      <text:p text:style-name="P154"><text:span text:style-name="T167">微觀個體 認定的 宇宙之外的 世界、其他個體 </text:span><text:span text:style-name="T140">↔</text:span><text:span text:style-name="T167"> 古典個體 認定的 光之外的 其他個體</text:span>。</text:p>
                    </text:list-item>
                    <text:list-item>
                      <text:p text:style-name="P18">光、電子<text:span text:style-name="T167"> </text:span><text:span text:style-name="T140">↔</text:span><text:span text:style-name="T167">（古典尺度的）一個</text:span>粒子。</text:p>
                    </text:list-item>
                  </text:list>
                </text:list-item>
              </text:list>
            </text:list-item>
            <text:list-item>
              <text:p text:style-name="P155"><text:span text:style-name="T165">某一特定古典個體 有機率 設計、制造、使用 某一特定宏觀個體</text:span>。</text:p>
            </text:list-item>
            <text:list-item>
              <text:p text:style-name="P12">某一特定古典個體 有機率 設計、制造、使用 某一特定微觀個體。</text:p>
              <text:list>
                <text:list-item>
                  <text:p text:style-name="P12">該微觀個體 有機率認定，該古典個體 是 神、造物主、創世神、建造者、設計者、製造者。</text:p>
                  <text:list>
                    <text:list-item>
                      <text:p text:style-name="P12">該古典個體 有機率認定，該微觀個體 沒有 生命<text:span text:style-name="T169">、文明</text:span>。</text:p>
                    </text:list-item>
                    <text:list-item>
                      <text:p text:style-name="P12">該古典個體 有機率認定，該微觀個體 有 生命<text:span text:style-name="T169">、文明</text:span>。</text:p>
                      <text:list>
                        <text:list-item>
                          <text:p text:style-name="P19">該古典個體 有機率認定，該微觀個體 是 生命<text:span text:style-name="T169">、文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">該古典個體 讓 該微觀個體（自然而然、理所當然）生存、生活 在 微觀世界。</text:p>
                  <text:list>
                    <text:list-item>
                      <text:p text:style-name="P20">該微觀個體 <text:span text:style-name="T169">記錄、好奇、探索 微觀世界（本身）</text:span>。</text:p>
                      <text:list>
                        <text:list-item>
                          <text:p text:style-name="P20">該微觀個體 <text:span text:style-name="T169">記錄、好奇、探索 微觀世界的 物理定律、化學反應、萬物法則</text:span>。</text:p>
                        </text:list-item>
                        <text:list-item>
                          <text:p text:style-name="P21">該微觀個體 <text:span text:style-name="T169">記錄、好奇、探索 微觀世界的 存在、變化</text:span>、生命<text:span text:style-name="T169">、文明、學門、個體</text:span>。</text:p>
                        </text:list-item>
                      </text:list>
                    </text:list-item>
                    <text:list-item>
                      <text:p text:style-name="P22">該古典個體 觀測 該微觀個體，<text:span text:style-name="T169">記錄、好奇、探索</text:span> 微觀世界。</text:p>
                      <text:list>
                        <text:list-item>
                          <text:p text:style-name="P23">該微觀個體 有機率 設計、制造、使用 更微小的微觀個體。</text:p>
                          <text:list>
                            <text:list-item>
                              <text:p text:style-name="P23">更微小的微觀個體 <text:span text:style-name="T169">記錄、好奇、探索</text:span> 更微小的微觀世界。</text:p>
                            </text:list-item>
                            <text:list-item>
                              <text:p text:style-name="P23">該微觀個體 觀測 更微小的微觀個體，<text:span text:style-name="T169">記錄、好奇、探索</text:span> 更微小的微觀世界。</text:p>
                            </text:list-item>
                            <text:list-item>
                              <text:p text:style-name="P24">該古典個體 觀測 該微觀個體（本身），<text:span text:style-name="T169">記錄、好奇、探索</text:span> 微觀世界。</text:p>
                            </text:list-item>
                            <text:list-item>
                              <text:p text:style-name="P24">該古典個體 觀測 該微觀個體的 <text:span text:style-name="T169">記錄、好奇、探索，記錄、好奇</text:span> 微觀世界。</text:p>
                            </text:list-item>
                            <text:list-item>
                              <text:p text:style-name="P25">該古典個體 觀測 該微觀個體的 <text:span text:style-name="T169">記錄、好奇、探索，記錄</text:span> 更微小的微觀世界。</text:p>
                            </text:list-item>
                            <text:list-item>
                              <text:p text:style-name="P26">抽象例子<text:span text:style-name="T13">。</text:span></text:p>
                              <text:list>
                                <text:list-item>
                                  <text:p text:style-name="P26"><text:span text:style-name="T17">1公尺</text:span><text:span text:style-name="T15">的個體 觀測、記錄 </text:span><text:span text:style-name="T17">0.1公尺</text:span><text:span text:style-name="T170">的</text:span><text:span text:style-name="T15">個體、</text:span><text:span text:style-name="T17">0.1公尺</text:span><text:span text:style-name="T170">的</text:span><text:span text:style-name="T15">個體的記錄</text:span><text:span text:style-name="T170">。</text:span></text:p>
                                  <text:list>
                                    <text:list-item>
                                      <text:p text:style-name="P27"><text:span text:style-name="T15">1</text:span><text:span text:style-name="T17">公尺</text:span><text:span text:style-name="T15">的個體 有機率看不到 </text:span><text:span text:style-name="T17">0.1公尺</text:span><text:span text:style-name="T170">的</text:span><text:span text:style-name="T15">個體的 文字。</text:span></text:p>
                                    </text:list-item>
                                    <text:list-item>
                                      <text:p text:style-name="P27"><text:span text:style-name="T15">1</text:span><text:span text:style-name="T17">公尺</text:span><text:span text:style-name="T15">的個體 有機率聽不到 </text:span><text:span text:style-name="T17">0.1公尺</text:span><text:span text:style-name="T170">的</text:span><text:span text:style-name="T15">個體的 聲音</text:span><text:span text:style-name="T17">。</text:span></text:p>
                                    </text:list-item>
                                    <text:list-item>
                                      <text:p text:style-name="P161"><text:span text:style-name="T15">1公尺的個體 有機率讓 </text:span><text:span text:style-name="T13">0.1公尺的個體的 </text:span><text:span text:style-name="T19">肉體、意識</text:span><text:span text:style-name="T13"> 發射 物質、能量。</text:span></text:p>
                                      <text:list>
                                        <text:list-item>
                                          <text:p text:style-name="P302">肉體、意識 發射 物質、能量 的 明顯例子，大腦 發射 電磁波。</text:p>
                                        </text:list-item>
                                        <text:list-item>
                                          <text:p text:style-name="P162"><text:span text:style-name="T15">1公尺的個體 有機率接收 該電磁波，</text:span><text:span text:style-name="T20">記錄</text:span><text:span text:style-name="T15"> </text:span><text:span text:style-name="T17">0.1公尺</text:span><text:span text:style-name="T170">的</text:span><text:span text:style-name="T15">個體。</text:span></text:p>
                                        </text:list-item>
                                        <text:list-item>
                                          <text:p text:style-name="P161"><text:span text:style-name="T80">1公尺的個體 有機率接收 該電磁波，記錄 </text:span><text:span text:style-name="T81">0.1公尺</text:span><text:span text:style-name="T170">的</text:span><text:span text:style-name="T80">個體的 記錄</text:span><text:span text:style-name="T165">。</text:span></text:p>
                                        </text:list-item>
                                        <text:list-item>
                                          <text:p text:style-name="P163"><text:span text:style-name="T12">0.1公尺的個體</text:span><text:span text:style-name="T80"> 有機率接收，1公尺的個體 發射</text:span><text:span text:style-name="T170">的</text:span><text:span text:style-name="T80"> 電磁波。</text:span></text:p>
                                        </text:list-item>
                                        <text:list-item>
                                          <text:p text:style-name="P163"><text:span text:style-name="T80">1公尺的個體、</text:span><text:span text:style-name="T12">0.1公尺的個體</text:span><text:span text:style-name="T80"> 有機率藉由 電磁波 </text:span><text:span text:style-name="T165">交互作用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17">0.1公尺</text:span><text:span text:style-name="T15">的個體 觀測、記錄 </text:span><text:span text:style-name="T17">0.01公尺</text:span><text:span text:style-name="T170">的</text:span><text:span text:style-name="T15">個體、</text:span><text:span text:style-name="T17">0.</text:span><text:span text:style-name="T18">0</text:span><text:span text:style-name="T17">1公尺</text:span><text:span text:style-name="T170">的</text:span><text:span text:style-name="T15">個體的記錄</text:span>。</text:p>
                                </text:list-item>
                                <text:list-item>
                                  <text:p text:style-name="P28"><text:span text:style-name="T17">0.0</text:span><text:span text:style-name="T15">1</text:span><text:span text:style-name="T17">公尺</text:span><text:span text:style-name="T15">的個體 觀測、記錄 </text:span><text:span text:style-name="T16">0.</text:span><text:span text:style-name="T17">00</text:span><text:span text:style-name="T16">1</text:span><text:span text:style-name="T17">公尺</text:span><text:span text:style-name="T170">的</text:span><text:span text:style-name="T15">個體、</text:span><text:span text:style-name="T17">0.</text:span><text:span text:style-name="T18">00</text:span><text:span text:style-name="T17">1公尺</text:span><text:span text:style-name="T170">的</text:span><text:span text:style-name="T15">個體的記錄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該古典個體 有機率無法直接觀測 微觀世界。</text:p>
                          <text:list>
                            <text:list-item>
                              <text:p text:style-name="P29">該古典個體 有機率無法直接觀測，微觀世界的 存在、變化。</text:p>
                            </text:list-item>
                            <text:list-item>
                              <text:p text:style-name="P23">該古典個體 有機率無法直接觀測，更微小的微觀個體的 存在、變化。</text:p>
                            </text:list-item>
                            <text:list-item>
                              <text:p text:style-name="P30">該古典個體 有機率無法直接觀測，更微小的微觀世界的 存在、變化。</text:p>
                            </text:list-item>
                          </text:list>
                        </text:list-item>
                        <text:list-item>
                          <text:p text:style-name="P31">該古典個體 有機率能夠直接 觀測、記錄 該微觀個體。</text:p>
                          <text:list>
                            <text:list-item>
                              <text:p text:style-name="P30">該古典個體 有機率能夠直接 觀測、記錄，該微觀個體的 存在、變化。</text:p>
                            </text:list-item>
                            <text:list-item>
                              <text:p text:style-name="P32">該古典個體 有機率能夠直接 觀測、記錄，該微觀個體的 <text:span text:style-name="T169">記錄、好奇、探索</text:span>。</text:p>
                              <text:list>
                                <text:list-item>
                                  <text:p text:style-name="P33">該古典個體 有機率能夠間接 觀測、記錄 微觀世界。</text:p>
                                </text:list-item>
                                <text:list-item>
                                  <text:p text:style-name="P30">該微觀個體 有機率無法直接觀測，更微小的微觀世界的 存在、變化。</text:p>
                                </text:list-item>
                                <text:list-item>
                                  <text:p text:style-name="P30">該微觀個體 有機率能夠<text:span text:style-name="T13">間接</text:span>觀測，更微小的微觀個體的 存在、變化。</text:p>
                                  <text:list>
                                    <text:list-item>
                                      <text:p text:style-name="P34">該古典個體 有機率能夠直接觀測，該微觀個體的 <text:span text:style-name="T169">記錄、好奇、探索</text:span>。</text:p>
                                    </text:list-item>
                                    <text:list-item>
                                      <text:p text:style-name="P35">該古典個體 有機率能夠間接觀測 更微小的微觀個體。</text:p>
                                      <text:list>
                                        <text:list-item>
                                          <text:p text:style-name="P34">該古典個體 有機率能夠間接觀測，更微小的微觀個體的 <text:span text:style-name="T169">記錄、好奇</text:span>。</text:p>
                                        </text:list-item>
                                        <text:list-item>
                                          <text:p text:style-name="P36">該古典個體 有機率能夠<text:span text:style-name="T13">(間接)</text:span><text:span text:style-name="T3">2</text:span>觀測 更微小的微觀世界。</text:p>
                                        </text:list-item>
                                        <text:list-item>
                                          <text:p text:style-name="P37">該古典個體 有機率能夠<text:span text:style-name="T12">(間接)</text:span><text:span text:style-name="T7">2</text:span>觀測（<text:span text:style-name="T12">微觀世界</text:span>）<text:span text:style-name="T8">2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6"><text:span text:style-name="T165">某一特定古典個體 有機率 設計、制造、使用 某一特定個體</text:span>。</text:p>
              <text:list>
                <text:list-item>
                  <text:p text:style-name="P156">明顯例子，該古典個體、該<text:span text:style-name="T165">個體 宗疊</text:span>。</text:p>
                  <text:list>
                    <text:list-item>
                      <text:p text:style-name="P157"><text:span text:style-name="T165">該古典個體 有機率無法直接觀測 宗疊世界</text:span>。</text:p>
                    </text:list-item>
                    <text:list-item>
                      <text:p text:style-name="P157"><text:span text:style-name="T165">該古典個體 有機率能夠直接觀測 該個體</text:span>。</text:p>
                      <text:list>
                        <text:list-item>
                          <text:p text:style-name="P158">明顯例子，無人潛水艇。</text:p>
                          <text:list>
                            <text:list-item>
                              <text:p text:style-name="P158">海面上的個體 <text:span text:style-name="T141">↔</text:span><text:span text:style-name="T173"> 該古典個體</text:span>。</text:p>
                            </text:list-item>
                            <text:list-item>
                              <text:p text:style-name="P158">海面下的無人潛水艇 <text:span text:style-name="T141">↔</text:span><text:span text:style-name="T173"> 該個體</text:span>。</text:p>
                            </text:list-item>
                            <text:list-item>
                              <text:p text:style-name="P159">有線通訊、無線通訊 <text:span text:style-name="T141">↔</text:span><text:span text:style-name="T173"> 該古典個體、該個體 感測、交互作用</text:span>。</text:p>
                            </text:list-item>
                          </text:list>
                        </text:list-item>
                        <text:list-item>
                          <text:p text:style-name="P159">抽象例子，亮光型<text:span text:style-name="T12">UFO</text:span>。</text:p>
                        </text:list-item>
                      </text:list>
                    </text:list-item>
                    <text:list-item>
                      <text:p text:style-name="P160">該個體 有機率是 宏觀尺度、古典尺度、微觀尺度 的 個體。</text:p>
                    </text:list-item>
                  </text:list>
                </text:list-item>
              </text:list>
            </text:list-item>
            <text:list-item>
              <text:p text:style-name="P38">明顯例子，假定，某一特定個體 觀看（混在一起的）紅色沙子、藍色沙子。</text:p>
              <text:list>
                <text:list-item>
                  <text:p text:style-name="P38">古典個體 觀測 <text:span text:style-name="T176">宏觀</text:span>個體，<text:span text:style-name="T176">宏觀</text:span>個體 越像 粒子、多個點、由多個個體組成。</text:p>
                  <text:list>
                    <text:list-item>
                      <text:p text:style-name="P39">明顯例子，人類 越太近距離觀測 樂高城堡，樂高城堡 越像 由多個樂高積木組成。</text:p>
                    </text:list-item>
                    <text:list-item>
                      <text:p text:style-name="P40">明顯例子，人類 使用 人造衛星，觀測 土星環。</text:p>
                    </text:list-item>
                  </text:list>
                </text:list-item>
                <text:list-item>
                  <text:p text:style-name="P38">古典個體 觀測 古典個體，古典個體 越像 波、一團物體。</text:p>
                  <text:list>
                    <text:list-item>
                      <text:p text:style-name="P39">明顯例子，人類 越適當距離觀測 樂高城堡，樂高城堡 越像 一團顏色、一個城堡圖案。</text:p>
                      <text:list>
                        <text:list-item>
                          <text:p text:style-name="P39">一團顏色 是 一團 清晰可見、模糊不清 的 顏色、圖案。</text:p>
                        </text:list-item>
                      </text:list>
                    </text:list-item>
                    <text:list-item>
                      <text:p text:style-name="P40">明顯例子，人類 使用 望遠鏡，觀測 土星環。</text:p>
                    </text:list-item>
                  </text:list>
                </text:list-item>
                <text:list-item>
                  <text:p text:style-name="P38">古典個體 觀測 微觀個體，微觀個體 越像 粒子、一個點。</text:p>
                  <text:list>
                    <text:list-item>
                      <text:p text:style-name="P39">明顯例子，人類 越太遠距離觀測 樂高城堡，樂高城堡 越像 一個顏色、一個點。</text:p>
                    </text:list-item>
                    <text:list-item>
                      <text:p text:style-name="P38">明顯例子，人類 使用 肉眼，觀測 土星環。</text:p>
                    </text:list-item>
                  </text:list>
                </text:list-item>
              </text:list>
            </text:list-item>
            <text:list-item>
              <text:p text:style-name="P38">明顯例子。</text:p>
              <text:list>
                <text:list-item>
                  <text:p text:style-name="P41">古典個體 觀測 存在越太大 的 <text:span text:style-name="T176">宏觀</text:span>個體，<text:span text:style-name="T176">宏觀</text:span>個體 越像 容易觀測、容易預測 的 個體。</text:p>
                  <text:list>
                    <text:list-item>
                      <text:p text:style-name="P42">明顯例子，月球、銀河。</text:p>
                    </text:list-item>
                  </text:list>
                </text:list-item>
                <text:list-item>
                  <text:p text:style-name="P43">古典個體 觀測 存在越適當 的古典個體，古典個體 越像 可以觀測、可以預測的 個體。</text:p>
                  <text:list>
                    <text:list-item>
                      <text:p text:style-name="P42">明顯例子，撞球、鳥群。</text:p>
                    </text:list-item>
                  </text:list>
                </text:list-item>
                <text:list-item>
                  <text:p text:style-name="P41">古典個體 觀測 存在越太小 的 微觀個體，微觀個體 越像 難以觀測、難以預測的 個體。</text:p>
                  <text:list>
                    <text:list-item>
                      <text:p text:style-name="P42">明顯例子，光、電子。</text:p>
                    </text:list-item>
                  </text:list>
                </text:list-item>
              </text:list>
            </text:list-item>
            <text:list-item>
              <text:p text:style-name="P44">已知，<text:span text:style-name="T171">尺度 越小</text:span>，時間、<text:span text:style-name="T169">變化 越快</text:span>。</text:p>
              <text:list>
                <text:list-item>
                  <text:p text:style-name="P307">（相關描述在 <text:span text:style-name="T161">世界學</text:span> 文件群的 <text:span text:style-name="T162">距離</text:span> <text:span text:style-name="T168">的 </text:span><text:span text:style-name="T163">思考速度、文明發展速度，第一個個體 有機率更快於 第二個個體</text:span>）</text:p>
                </text:list-item>
                <text:list-item>
                  <text:p text:style-name="P45"><text:span text:style-name="T169">變化 越快 是 </text:span>能夠 <text:span text:style-name="T169">變化的 </text:span>範圍 越大。</text:p>
                </text:list-item>
                <text:list-item>
                  <text:p text:style-name="P46">時間、<text:span text:style-name="T169">變化，</text:span>微<text:span text:style-name="T12">觀個體 &gt; 古典個體 &gt; </text:span><text:span text:style-name="T116">宏觀</text:span>個體。</text:p>
                </text:list-item>
              </text:list>
            </text:list-item>
            <text:list-item>
              <text:p text:style-name="P47">明顯例子。</text:p>
              <text:list>
                <text:list-item>
                  <text:p text:style-name="P48">古典個體 觀測 存在越太大 的 <text:span text:style-name="T176">宏觀</text:span>個體，<text:span text:style-name="T176">宏觀</text:span>個體 越像 多個（個體 組成的）個體。</text:p>
                  <text:list>
                    <text:list-item>
                      <text:p text:style-name="P49">明顯例子，世界工廠、全球化生產 大範圍生產、各地連綿不斷生產和組裝<text:span text:style-name="T219"> 的 生產數量</text:span>。</text:p>
                      <text:list>
                        <text:list-item>
                          <text:p text:style-name="P50">大範圍生產<text:span text:style-name="T219"> 的 明顯例子，（天文學 認定的）</text:span>各地的 星系公轉、空間、星雲塵埃。</text:p>
                        </text:list-item>
                      </text:list>
                    </text:list-item>
                  </text:list>
                </text:list-item>
                <text:list-item>
                  <text:p text:style-name="P51">古典個體 觀測 存在越適當 的古典個體，古典個體 越像 <text:span text:style-name="T219">連綿不斷</text:span>的 個體。</text:p>
                  <text:list>
                    <text:list-item>
                      <text:p text:style-name="P52">明顯例子，<text:span text:style-name="T219">汽車流水線 連續生產、連綿不斷生產的 的 生產數量</text:span>。</text:p>
                      <text:list>
                        <text:list-item>
                          <text:p text:style-name="P52"><text:span text:style-name="T219">連續生產 的 明顯例子，（古典力學 認定的）連續的 河水、力、彩虹</text:span>。</text:p>
                        </text:list-item>
                        <text:list-item>
                          <text:p text:style-name="P313">（相關描述在 <text:span text:style-name="T161">世界學</text:span> 文件群的 <text:span text:style-name="T161">平方</text:span> 的 <text:span text:style-name="T161">假定，</text:span><text:span text:style-name="T84">b</text:span><text:span text:style-name="T206">2</text:span><text:span text:style-name="T82"> 無限趨近於 </text:span><text:span text:style-name="T85">0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47">古典個體 觀測 存在越太小 的 微觀個體，微觀個體 越像 一份一份的 個體。</text:p>
                  <text:list>
                    <text:list-item>
                      <text:p text:style-name="P47">明顯例子，<text:span text:style-name="T219">麵包工坊、麵包烤箱 剛出爐、一次出爐、一批一批 的 麵包數量</text:span>。</text:p>
                      <text:list>
                        <text:list-item>
                          <text:p text:style-name="P53"><text:span text:style-name="T219">一批一批 的 明顯例子，（量子力學 認定的）一份一份的 量子、光、光譜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明顯例子，<text:span text:style-name="T219">麵包工坊、麵包烤箱</text:span>。</text:p>
              <text:list>
                <text:list-item>
                  <text:p text:style-name="P54">古典個體 觀測 存在越太大 的 <text:span text:style-name="T176">宏觀</text:span>個體，<text:span text:style-name="T176">宏觀</text:span>個體 越像 多個（個體 組成的）個體。</text:p>
                  <text:list>
                    <text:list-item>
                      <text:p text:style-name="P55">明顯例子，古典個體 觀測，小麥發芽、麥穗豐滿、麥穗物流到麵粉工廠 <text:span text:style-name="T219">的 細節、過程</text:span>。</text:p>
                    </text:list-item>
                    <text:list-item>
                      <text:p text:style-name="P54">明顯例子，古典個體 觀測，麵粉工廠加工成麵粉、麵粉物流到麵包工坊 <text:span text:style-name="T219">的 細節、過程</text:span>。</text:p>
                    </text:list-item>
                    <text:list-item>
                      <text:p text:style-name="P56">明顯例子，古典個體 觀測，麵包工坊<text:span text:style-name="T219">的 每一個 麵粉 變成 麵團的 細節、過程</text:span>。</text:p>
                    </text:list-item>
                    <text:list-item>
                      <text:p text:style-name="P54">明顯例子，古典個體 觀測，麵包工坊<text:span text:style-name="T219">的 麵粉 烘烤成 麵包的 細節、過程</text:span>。</text:p>
                    </text:list-item>
                    <text:list-item>
                      <text:p text:style-name="P54">明顯例子，古典個體 觀測，麵包 散發出、飄散出 香味、粒子群 <text:span text:style-name="T219">的 細節、過程</text:span>。</text:p>
                      <text:list>
                        <text:list-item>
                          <text:p text:style-name="P57">古典個體 有機率認定，香<text:span text:style-name="T13">味(的濃度)</text:span>、粒子群 連綿不斷、變化緩慢、直流電型變化。</text:p>
                          <text:list>
                            <text:list-item>
                              <text:p text:style-name="P58">明顯例子，引力、太陽光 連綿不斷。</text:p>
                            </text:list-item>
                            <text:list-item>
                              <text:p text:style-name="P59">古典個體 有機率認定，香味<text:span text:style-name="T13">(的濃度)</text:span>有存在、變化很小、沒有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古典個體 觀測 存在越適當 的古典個體，古典個體 越像 <text:span text:style-name="T219">連綿不斷</text:span>的 個體。</text:p>
                  <text:list>
                    <text:list-item>
                      <text:p text:style-name="P60">明顯例子，古典個體 觀測，種子發芽、麥穗豐滿、麥穗物流到麵粉工廠 <text:span text:style-name="T219">的 過程</text:span>。</text:p>
                    </text:list-item>
                    <text:list-item>
                      <text:p text:style-name="P60">明顯例子，古典個體 觀測，麵包 散發出、飄散出 香味、粒子群 <text:span text:style-name="T219">的 過程</text:span>。</text:p>
                      <text:list>
                        <text:list-item>
                          <text:p text:style-name="P60">古典個體 有機率認定，香味<text:span text:style-name="T13">(的濃度)</text:span>、粒子群 波狀變化、變化快速、交流電型變化。</text:p>
                        </text:list-item>
                        <text:list-item>
                          <text:p text:style-name="P59">古典個體 有機率認定，香味<text:span text:style-name="T13">(的濃度)</text:span>有 濃淡變化。</text:p>
                        </text:list-item>
                      </text:list>
                    </text:list-item>
                  </text:list>
                </text:list-item>
                <text:list-item>
                  <text:p text:style-name="P53">古典個體 觀測 存在越太小 的 微觀個體，微觀個體 越像 一份一份的 個體。</text:p>
                  <text:list>
                    <text:list-item>
                      <text:p text:style-name="P61">明顯例子，古典個體 越無法觀測，麵包工坊<text:span text:style-name="T219">的 麵粉 烘烤成 麵包的 過程</text:span>。</text:p>
                    </text:list-item>
                    <text:list-item>
                      <text:p text:style-name="P62">明顯例子，古典個體 越（只能夠）觀測，麵包 散發出、飄散出 香味、粒子群 <text:span text:style-name="T219">的 出現</text:span>。</text:p>
                      <text:list>
                        <text:list-item>
                          <text:p text:style-name="P63">古典個體 有機率認定，香味<text:span text:style-name="T13">(的濃度)</text:span>、粒子群 瞬間出現、瞬間消失、突波型變化。</text:p>
                        </text:list-item>
                        <text:list-item>
                          <text:p text:style-name="P59">古典個體 有機率認定，香味（的濃度）是 一陣一陣、時有時無。</text:p>
                          <text:list>
                            <text:list-item>
                              <text:p text:style-name="P64">在 嗅覺 感測範圍 才能夠聞到 香味。</text:p>
                              <text:list>
                                <text:list-item>
                                  <text:p text:style-name="P64">明顯例子，視覺。</text:p>
                                  <text:list>
                                    <text:list-item>
                                      <text:p text:style-name="P64">某一特定個體 在 可見光（頻率、強度）範圍 才能夠看到 光。</text:p>
                                    </text:list-item>
                                  </text:list>
                                </text:list-item>
                                <text:list-item>
                                  <text:p text:style-name="P65">麵包 散發出 濃度一陣一陣的 香味 <text:span text:style-name="T147">↔</text:span><text:span text:style-name="T241"> 電子 發射出 強度一份一份的 光</text:span>。</text:p>
                                  <text:list>
                                    <text:list-item>
                                      <text:p text:style-name="P59">假定，微觀尺度，香味（的 濃度）連綿不斷、波狀變化。</text:p>
                                      <text:list>
                                        <text:list-item>
                                          <text:p text:style-name="P66">微觀個體 有機率認定，香味（的 濃度）是 連綿不斷、波狀變化。</text:p>
                                        </text:list-item>
                                        <text:list-item>
                                          <text:p text:style-name="P67">古典個體 有機率聞不到 連綿不斷、波狀變化 的 香味（的 濃度）。</text:p>
                                        </text:list-item>
                                        <text:list-item>
                                          <text:p text:style-name="P68">古典個體 有機率認定，香味（的 濃度）是 一陣一陣、時有時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9">假定，微觀尺度，香味 連綿不斷、波狀變化。</text:p>
                                  <text:list>
                                    <text:list-item>
                                      <text:p text:style-name="P69">麵包 散發出 濃度連綿不斷的 香味 <text:span text:style-name="T147">↔</text:span><text:span text:style-name="T241"> 電子 發射出 強度</text:span>連綿不斷<text:span text:style-name="T241">的 光</text:span>。</text:p>
                                      <text:list>
                                        <text:list-item>
                                          <text:p text:style-name="P70">微觀個體 有機率認定，香味 是 連綿不斷、變化緩慢、容易預測。</text:p>
                                        </text:list-item>
                                        <text:list-item>
                                          <text:p text:style-name="P71">古典個體 有機率認定，香味 是 一陣一陣、時有時無、很久出現一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2">麵包 散發出 濃度波狀變化的 香味 <text:span text:style-name="T147">↔</text:span><text:span text:style-name="T241"> 電子 發射出 強度</text:span>波狀變化<text:span text:style-name="T241">的 光</text:span>。</text:p>
                                      <text:list>
                                        <text:list-item>
                                          <text:p text:style-name="P73">微觀個體 有機率認定，香味 是 波狀變化、變化快速、有跡可循。</text:p>
                                        </text:list-item>
                                        <text:list-item>
                                          <text:p text:style-name="P72">古典個體 有機率認定，香味 是 突然出現、突然消失、捉摸不定。</text:p>
                                        </text:list-item>
                                        <text:list-item>
                                          <text:p text:style-name="P164">電子 發射、吸收<text:span text:style-name="T241"> 波狀變化的 光、力、能量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6"><text:span text:style-name="T165">麵包</text:span><text:span text:style-name="T160">散發出 某一特定化學物質的</text:span><text:span text:style-name="T165">香味 </text:span><text:span text:style-name="T147">↔</text:span><text:span text:style-name="T241"> 電子</text:span><text:span text:style-name="T159">發射出 某一特定頻率的</text:span><text:span text:style-name="T241">光</text:span>。</text:p>
                                      <text:list>
                                        <text:list-item>
                                          <text:p text:style-name="P317"><text:span text:style-name="T155">(產生 香味(現象)的)</text:span>化學物質<text:span text:style-name="T165"> </text:span><text:span text:style-name="T147">↔</text:span><text:span text:style-name="T241"> </text:span><text:span text:style-name="T155">(產生 光(現象)的)</text:span><text:span text:style-name="T159">某一特定</text:span><text:span text:style-name="T241">個體。</text:span></text:p>
                                          <text:list>
                                            <text:list-item>
                                              <text:p text:style-name="P165">該個體 有機率是 某一特定帶電粒子。</text:p>
                                            </text:list-item>
                                            <text:list-item>
                                              <text:p text:style-name="P165">該帶電粒子 有機率<text:span text:style-name="T13">等效於 某一特定無線電電路</text:span>。</text:p>
                                            </text:list-item>
                                            <text:list-item>
                                              <text:p text:style-name="P165">該電路 有機率能夠 切換頻率。</text:p>
                                            </text:list-item>
                                            <text:list-item>
                                              <text:p text:style-name="P165">切換頻率 的 明顯例子，收音機、對講機 切換 頻道。</text:p>
                                            </text:list-item>
                                            <text:list-item>
                                              <text:p text:style-name="P165">收音機 的 明顯例子，<text:span text:style-name="T13">FM、AM 調頻、調變</text:span>。</text:p>
                                            </text:list-item>
                                            <text:list-item>
                                              <text:p text:style-name="P166">該電路元件能夠切換的頻道<text:span text:style-name="T147">↔</text:span>化學元素能夠排列組合出的化學物質。</text:p>
                                            </text:list-item>
                                            <text:list-item>
                                              <text:p text:style-name="P167">能夠切換的 頻道<text:span text:style-name="T165"> </text:span><text:span text:style-name="T147">↔</text:span><text:span text:style-name="T241"> </text:span>光譜線。</text:p>
                                            </text:list-item>
                                            <text:list-item>
                                              <text:p text:style-name="P168">能夠 接收、發送 的 光<text:span text:style-name="T165"> </text:span><text:span text:style-name="T147">↔</text:span><text:span text:style-name="T241"> </text:span>能夠 接收、發送 的 化學物質。</text:p>
                                            </text:list-item>
                                            <text:list-item>
                                              <text:p text:style-name="P168">明顯例子，夜明珠、會吸收和發射夜光的個體，白天 吸收 紅光。</text:p>
                                            </text:list-item>
                                            <text:list-item>
                                              <text:p text:style-name="P169">明顯例子，夜明珠、會吸收和發射夜光的個體，晚上 發射 紅光。</text:p>
                                            </text:list-item>
                                            <text:list-item>
                                              <text:p text:style-name="P169">明顯例子，梯田、地表，白天 吸收 紅外光，晚上 發射 紅外光。</text:p>
                                            </text:list-item>
                                            <text:list-item>
                                              <text:p text:style-name="P170">有光譜線的粒子和個體<text:span text:style-name="T165"> </text:span><text:span text:style-name="T147">↔</text:span><text:span text:style-name="T241"> </text:span>夜明珠、會吸收和發射夜光的個體。</text:p>
                                            </text:list-item>
                                            <text:list-item>
                                              <text:p text:style-name="P171">（微觀尺度）光譜線<text:span text:style-name="T165"> </text:span><text:span text:style-name="T147">↔</text:span><text:span text:style-name="T241">（古典尺度）夜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18"><text:span text:style-name="T148">（香味的）</text:span>濃度<text:span text:style-name="T148">、（化學物質的）數量</text:span><text:span text:style-name="T165"> </text:span><text:span text:style-name="T147">↔</text:span><text:span text:style-name="T159">（光 的）</text:span><text:span text:style-name="T241">強度</text:span>。</text:p>
                                        </text:list-item>
                                        <text:list-item>
                                          <text:p text:style-name="P319"><text:span text:style-name="T148">（香味的）</text:span>種類<text:span text:style-name="T148">、（化學物質的）種類</text:span><text:span text:style-name="T165"> </text:span><text:span text:style-name="T147">↔</text:span><text:span text:style-name="T159">（光 的）</text:span><text:span text:style-name="T241">頻率</text:span>。</text:p>
                                          <text:list>
                                            <text:list-item>
                                              <text:p text:style-name="P172">蘋果香<text:span text:style-name="T165"> </text:span><text:span text:style-name="T147">↔</text:span><text:span text:style-name="T241"> 紅光</text:span>。</text:p>
                                            </text:list-item>
                                            <text:list-item>
                                              <text:p text:style-name="P173">明顯例子，蘋果的（純正、天然）蘋果香。</text:p>
                                            </text:list-item>
                                            <text:list-item>
                                              <text:p text:style-name="P174">明顯例子，咖啡的（仿製、天然）蘋果香。</text:p>
                                            </text:list-item>
                                            <text:list-item>
                                              <text:p text:style-name="P174">明顯例子，合成香料的（人造、化工）蘋果香。</text:p>
                                            </text:list-item>
                                            <text:list-item>
                                              <text:p text:style-name="P175">明顯例子，咖啡、合成香料 混合的（人造、化工）蘋果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明顯例子，<text:span text:style-name="T219">汽車流水線</text:span>。</text:p>
              <text:list>
                <text:list-item>
                  <text:p text:style-name="P74">古典個體 觀測 存在越太大 的 <text:span text:style-name="T176">宏觀</text:span>個體，<text:span text:style-name="T176">宏觀</text:span>個體 越像 多個（個體 組成的）個體。</text:p>
                  <text:list>
                    <text:list-item>
                      <text:p text:style-name="P75">明顯例子，古典個體 觀測，礦場採礦、金屬物流到金屬工廠、工廠合成金屬 <text:span text:style-name="T219">的 過程</text:span>。</text:p>
                    </text:list-item>
                    <text:list-item>
                      <text:p text:style-name="P75">明顯例子，古典個體 觀測，合金物流到<text:span text:style-name="T219">汽車流水線的 過程</text:span>。</text:p>
                    </text:list-item>
                    <text:list-item>
                      <text:p text:style-name="P76">明顯例子，古典個體 觀測，<text:span text:style-name="T219">汽車流水線的 每一個 合金、材料 變成 半成品的 過程</text:span>。</text:p>
                    </text:list-item>
                    <text:list-item>
                      <text:p text:style-name="P77">明顯例子，古典個體 觀測，<text:span text:style-name="T219">汽車流水線的 每一個半成品 組裝成 成品的 過程</text:span>。</text:p>
                      <text:list>
                        <text:list-item>
                          <text:p text:style-name="P77"><text:span text:style-name="T219">用品 的 明顯例子，組裝完畢的汽車</text:span>。</text:p>
                        </text:list-item>
                      </text:list>
                    </text:list-item>
                    <text:list-item>
                      <text:p text:style-name="P78">明顯例子，古典個體 觀測，<text:span text:style-name="T219">汽車流水線的 每一個成品 變成 用品的 過程</text:span>。</text:p>
                      <text:list>
                        <text:list-item>
                          <text:p text:style-name="P78"><text:span text:style-name="T219">用品 的 明顯例子，在路上跑的汽車、使用者在使用的物品</text:span>。</text:p>
                        </text:list-item>
                      </text:list>
                    </text:list-item>
                    <text:list-item>
                      <text:p text:style-name="P79">明顯例子，古典個體 觀測，<text:span text:style-name="T219">用品的 運作、運作過程</text:span>。</text:p>
                      <text:list>
                        <text:list-item>
                          <text:p text:style-name="P80">古典個體 有機率認定，該運作過程 有跡可循、有公式解、容易預測。</text:p>
                          <text:list>
                            <text:list-item>
                              <text:p text:style-name="P80">明顯例子，月球的 公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古典個體 觀測 存在越適當 的古典個體，古典個體 越像 <text:span text:style-name="T219">連綿不斷</text:span>的 個體。</text:p>
                  <text:list>
                    <text:list-item>
                      <text:p text:style-name="P81">明顯例子，古典個體 無法觀測到，合金物流到<text:span text:style-name="T219">汽車流水線的 過程</text:span>。</text:p>
                    </text:list-item>
                    <text:list-item>
                      <text:p text:style-name="P176"><text:span text:style-name="T165">明顯例子，古典個體 觀測，汽車流水線的 每一個 合金、材料 變成 半成品的 過程</text:span>。</text:p>
                    </text:list-item>
                    <text:list-item>
                      <text:p text:style-name="P82">明顯例子，古典個體 觀測，<text:span text:style-name="T219">汽車流水線的 每一個半成品 組裝成 成品的 過程</text:span>。</text:p>
                    </text:list-item>
                    <text:list-item>
                      <text:p text:style-name="P83">明顯例子，古典個體 觀測，<text:span text:style-name="T219">汽車流水線的 每一個成品 變成 用品的 過程</text:span>。</text:p>
                    </text:list-item>
                    <text:list-item>
                      <text:p text:style-name="P84">明顯例子，古典個體 觀測，<text:span text:style-name="T219">用品的 運作、運作過程</text:span>。</text:p>
                      <text:list>
                        <text:list-item>
                          <text:p text:style-name="P80">古典個體 有機率認定，該運作過程 有跡可循、有公式解、能夠預測。</text:p>
                          <text:list>
                            <text:list-item>
                              <text:p text:style-name="P80">明顯例子，籃球的 拋物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古典個體 觀測 存在越太小 的 微觀個體，微觀個體 越像 一份一份的 個體。</text:p>
                  <text:list>
                    <text:list-item>
                      <text:p text:style-name="P81">明顯例子，古典個體 無法觀測到，<text:span text:style-name="T219">汽車流水線的 每一個成品 變成 用品的 過程</text:span>。</text:p>
                    </text:list-item>
                    <text:list-item>
                      <text:p text:style-name="P85">明顯例子，古典個體（只）觀測（到）<text:span text:style-name="T219">用品的（突然）出現、運作、運作過程</text:span>。</text:p>
                      <text:list>
                        <text:list-item>
                          <text:p text:style-name="P85">古典個體 有機率認定，該運作過程 捉摸不定、只有機率、無法預測。</text:p>
                          <text:list>
                            <text:list-item>
                              <text:p text:style-name="P85">明顯例子，電子的 運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已知，存在越太小。</text:p>
                      <text:list>
                        <text:list-item>
                          <text:p text:style-name="P85">古典個體 越觀測不到 過程、變化。</text:p>
                          <text:list>
                            <text:list-item>
                              <text:p text:style-name="P85">過程 的 明顯例子，變化過程、相態變化過程、狀態轉移過程。</text:p>
                            </text:list-item>
                            <text:list-item>
                              <text:p text:style-name="P87">古典個體 越只觀測得到 結果、存在。</text:p>
                            </text:list-item>
                            <text:list-item>
                              <text:p text:style-name="P87">明顯例子，假定，某一特定個體（緩慢）擠壓 氣球。</text:p>
                              <text:list>
                                <text:list-item>
                                  <text:p text:style-name="P87">假定，氣球 爆炸。</text:p>
                                </text:list-item>
                                <text:list-item>
                                  <text:p text:style-name="P88">氣球的 存在越太小，該個體 越只觀測得到，氣球的 存在。</text:p>
                                  <text:list>
                                    <text:list-item>
                                      <text:p text:style-name="P89">氣球的 存在越太小，該個體 越只觀測得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90">氣球的 存在越太小，該個體 越觀測不到，氣球的 變化。</text:p>
                                  <text:list>
                                    <text:list-item>
                                      <text:p text:style-name="P87">氣球的 存在越太小，該個體 越觀測不到，氣球 變形的 過程、變化。</text:p>
                                    </text:list-item>
                                    <text:list-item>
                                      <text:p text:style-name="P91">氣球的 存在越太小，該個體 越只觀測得到，氣球的 爆炸。</text:p>
                                      <text:list>
                                        <text:list-item>
                                          <text:p text:style-name="P91">該個體 有機率認定，氣球 是 突然爆炸、沒有變形就爆炸。</text:p>
                                          <text:list>
                                            <text:list-item>
                                              <text:p text:style-name="P91">氣球 有 變形才爆炸。</text:p>
                                            </text:list-item>
                                            <text:list-item>
                                              <text:p text:style-name="P91">氣球，彈性變形 →<text:span text:style-name="T237"> </text:span>塑性變形 →<text:span text:style-name="T236"> 斷裂變形 → 爆炸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古典個體 越觀測不到 過程、變化、結果、存在。</text:p>
                          <text:list>
                            <text:list-item>
                              <text:p text:style-name="P92">明顯例子，假定，某一特定個體（緩慢）擠壓 氣球。</text:p>
                              <text:list>
                                <text:list-item>
                                  <text:p text:style-name="P92">假定，氣球 爆炸。</text:p>
                                </text:list-item>
                                <text:list-item>
                                  <text:p text:style-name="P93">氣球的 存在越太小，該個體 越觀測不到，氣球 存在。</text:p>
                                  <text:list>
                                    <text:list-item>
                                      <text:p text:style-name="P93">氣球的 存在越太小，該個體 越觀測不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94">氣球的 存在越太小，該個體 越觀測不到，氣球 變化。</text:p>
                                  <text:list>
                                    <text:list-item>
                                      <text:p text:style-name="P93">氣球的 存在越太小，該個體 越觀測不到，氣球 變形的 過程、變化。</text:p>
                                    </text:list-item>
                                    <text:list-item>
                                      <text:p text:style-name="P95">氣球的 存在越太小，該個體 越觀測不到，氣球的 爆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明顯例子，假定，古典個體 擠壓（宏觀尺度、古典尺度、微觀尺度 的）氣球群。</text:p>
              <text:list>
                <text:list-item>
                  <text:p text:style-name="P95">古典個體 觀測 存在越太大 的 <text:span text:style-name="T176">宏觀</text:span>個體，<text:span text:style-name="T176">宏觀</text:span>個體 越像 擁有大量細節、連續變化的 個體。</text:p>
                  <text:list>
                    <text:list-item>
                      <text:p text:style-name="P95">明顯例子，古典個體 越有機率觀測到，從（接觸前的 引力、電磁力）產生變形 到 爆炸。</text:p>
                    </text:list-item>
                  </text:list>
                </text:list-item>
                <text:list-item>
                  <text:p text:style-name="P95">古典個體 觀測 存在越適當 的古典個體，古典個體 越像 連續變化的 個體。</text:p>
                  <text:list>
                    <text:list-item>
                      <text:p text:style-name="P96">明顯例子，古典個體 越有機率觀測到，從（接觸後的 電磁力）產生變形 到 爆炸。</text:p>
                      <text:list>
                        <text:list-item>
                          <text:p text:style-name="P97">古典個體 有機率認定，氣球爆炸 是 有序事件、自然事件、連續化、古典化。</text:p>
                        </text:list-item>
                        <text:list-item>
                          <text:p text:style-name="P98">古典個體 有機率認定，氣球爆炸（之前）有 變形、變化。</text:p>
                        </text:list-item>
                      </text:list>
                    </text:list-item>
                  </text:list>
                </text:list-item>
                <text:list-item>
                  <text:p text:style-name="P95">古典個體 觀測 存在越太小 的 微觀個體，微觀個體 越像 一份一份的 個體。</text:p>
                  <text:list>
                    <text:list-item>
                      <text:p text:style-name="P99">明顯例子，古典個體 越有機率觀測到，氣球群（突然）爆炸。</text:p>
                    </text:list-item>
                    <text:list-item>
                      <text:p text:style-name="P100">明顯例子，古典個體 越無法觀測到，（從 產生變形 到 爆炸）之前的<text:span text:style-name="T13">(連續)</text:span>過程、變化。</text:p>
                      <text:list>
                        <text:list-item>
                          <text:p text:style-name="P100">古典個體 有機率認定，氣球爆炸 是 隨機事件、突發事件、離散化、量子化。</text:p>
                        </text:list-item>
                        <text:list-item>
                          <text:p text:style-name="P101">古典個體 有機率認定，氣球爆炸（之前）沒有 變形、變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明顯例子，某一特定個體 以 某一特定頻率，擠壓 氣球。</text:p>
              <text:list>
                <text:list-item>
                  <text:p text:style-name="P102">該個體 以 該頻率，擠壓 氣球。</text:p>
                  <text:list>
                    <text:list-item>
                      <text:p text:style-name="P103">氣球 存在越太大，古典個體 越觀測到，氣球 隨著 該頻率，週期性變化、非週期性變化。</text:p>
                    </text:list-item>
                    <text:list-item>
                      <text:p text:style-name="P104">氣球 存在越適當，古典個體 越觀測到，氣球 隨著 該頻率，週期性變化。</text:p>
                    </text:list-item>
                    <text:list-item>
                      <text:p text:style-name="P105">氣球 存在越太小，古典個體 越無法觀測到，氣球的 週期性變化。</text:p>
                    </text:list-item>
                  </text:list>
                </text:list-item>
                <text:list-item>
                  <text:p text:style-name="P106">假定，該頻率 高於 氣球能夠承受的（變形）頻率 →<text:span text:style-name="T238"> 氣球 爆炸</text:span>。</text:p>
                  <text:list>
                    <text:list-item>
                      <text:p text:style-name="P106">氣球 存在越太大，古典個體 越觀測到，氣球 爆炸前、爆炸、爆炸後 的 細節、現象。</text:p>
                    </text:list-item>
                    <text:list-item>
                      <text:p text:style-name="P107">氣球 存在越適當，古典個體 越觀測到，氣球 爆炸前、爆炸、爆炸後 的 現象。</text:p>
                    </text:list-item>
                    <text:list-item>
                      <text:p text:style-name="P108">氣球 存在越太小，古典個體 越 只能觀測到、無法觀測到，氣球 爆炸、爆炸後 的 現象。</text:p>
                    </text:list-item>
                  </text:list>
                </text:list-item>
                <text:list-item>
                  <text:p text:style-name="P109">該頻率 <text:span text:style-name="T146">↔</text:span><text:span text:style-name="T239">（光電效應、電子跑出金屬板所需的）終止頻率</text:span>。</text:p>
                  <text:list>
                    <text:list-item>
                      <text:p text:style-name="P110">氣球 <text:span text:style-name="T146">↔</text:span><text:span text:style-name="T239"> 金屬板</text:span>。</text:p>
                    </text:list-item>
                    <text:list-item>
                      <text:p text:style-name="P110">空氣 <text:span text:style-name="T146">↔</text:span><text:span text:style-name="T239"> 電子</text:span>。</text:p>
                    </text:list-item>
                    <text:list-item>
                      <text:p text:style-name="P110">局部、全部，（擠壓 →<text:span text:style-name="T240">（氣球的 毛細孔）釋出空氣）</text:span><text:span text:style-name="T146">↔</text:span>（照射光線→<text:span text:style-name="T240">金屬板射出電子）</text:span>。</text:p>
                    </text:list-item>
                    <text:list-item>
                      <text:p text:style-name="P111">局部、全部，（擠壓 → <text:span text:style-name="T240">氣球 融化、爆炸 → 釋出所有的空氣）</text:span><text:span text:style-name="T146">↔</text:span>（照射光線 →<text:span text:style-name="T240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12">明顯例子，某一特定個體 以 某一特定頻率，加熱、冷卻 玻璃球。</text:p>
              <text:list>
                <text:list-item>
                  <text:p text:style-name="P112">該個體 以 該頻率，擠壓 氣球。</text:p>
                  <text:list>
                    <text:list-item>
                      <text:p text:style-name="P112">玻璃球 存在越太大，古典個體 越觀測到，玻璃球 隨著 該頻率 週期性、非週期性 變化。</text:p>
                    </text:list-item>
                    <text:list-item>
                      <text:p text:style-name="P112">玻璃球 存在越適當，古典個體 越觀測到，玻璃球 隨著 該頻率，週期性變化。</text:p>
                    </text:list-item>
                    <text:list-item>
                      <text:p text:style-name="P112">玻璃球 存在越太小，古典個體 越無法觀測到，玻璃球的 週期性變化。</text:p>
                    </text:list-item>
                  </text:list>
                </text:list-item>
                <text:list-item>
                  <text:p text:style-name="P113">假定，該頻率 高於 玻璃球能夠承受的（變形）頻率 →<text:span text:style-name="T238"> </text:span>玻璃球<text:span text:style-name="T238"> 破裂</text:span>。</text:p>
                  <text:list>
                    <text:list-item>
                      <text:p text:style-name="P114">玻璃球 存在越太大，古典個體 越觀測到，玻璃球 <text:span text:style-name="T238">破裂</text:span>前、<text:span text:style-name="T238">破裂</text:span>、<text:span text:style-name="T238">破裂</text:span>後 的細節、現象。</text:p>
                    </text:list-item>
                    <text:list-item>
                      <text:p text:style-name="P114">玻璃球 存在越適當，古典個體 越觀測到，玻璃球 <text:span text:style-name="T238">破裂</text:span>前、<text:span text:style-name="T238">破裂</text:span>、<text:span text:style-name="T238">破裂</text:span>後 的 現象。</text:p>
                    </text:list-item>
                    <text:list-item>
                      <text:p text:style-name="P112">玻璃球 存在越太小，古典個體 越 只能、無法 觀測到，玻璃球 <text:span text:style-name="T238">破裂</text:span>、<text:span text:style-name="T238">破裂</text:span>後 的 現象。</text:p>
                    </text:list-item>
                  </text:list>
                </text:list-item>
                <text:list-item>
                  <text:p text:style-name="P112">該頻率 <text:span text:style-name="T146">↔</text:span><text:span text:style-name="T239">（光電效應、電子跑出金屬板所需的）終止頻率</text:span>。</text:p>
                  <text:list>
                    <text:list-item>
                      <text:p text:style-name="P115">玻璃球 <text:span text:style-name="T146">↔</text:span><text:span text:style-name="T239"> 金屬板</text:span>。</text:p>
                    </text:list-item>
                    <text:list-item>
                      <text:p text:style-name="P112">空氣 <text:span text:style-name="T146">↔</text:span><text:span text:style-name="T239"> 電子</text:span>。</text:p>
                    </text:list-item>
                    <text:list-item>
                      <text:p text:style-name="P116">局部、全部，<text:span text:style-name="T13">(加熱、冷卻→</text:span><text:span text:style-name="T76">玻璃球 破裂、釋出空氣) </text:span><text:span text:style-name="T137">↔</text:span><text:span text:style-name="T13"> (照射光線→</text:span><text:span text:style-name="T76">金屬板射出 電子)</text:span>。</text:p>
                    </text:list-item>
                    <text:list-item>
                      <text:p text:style-name="P116">局部、全部，（擠壓 → <text:span text:style-name="T240">玻璃球 融化、爆炸 → 釋出所有的空氣）</text:span><text:span text:style-name="T146">↔</text:span>（照射光線 →<text:span text:style-name="T240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32">明顯例子。</text:p>
              <text:list>
                <text:list-item>
                  <text:p text:style-name="P133">古典個體 觀測 存在越太大 的 <text:span text:style-name="T176">宏觀</text:span>個體。</text:p>
                  <text:list>
                    <text:list-item>
                      <text:p text:style-name="P133">古典個體 越能夠觀測到 宏觀個體的 內在物質、內部機制 的 細節、現象、本質、存在。</text:p>
                      <text:list>
                        <text:list-item>
                          <text:p text:style-name="P133">明顯例子，太陽系的 太陽、引力。</text:p>
                        </text:list-item>
                      </text:list>
                    </text:list-item>
                    <text:list-item>
                      <text:p text:style-name="P151">古典個體 越能夠觀測到 宏觀個體的 現象、（和其他個體的）交互作用。</text:p>
                      <text:list>
                        <text:list-item>
                          <text:p text:style-name="P152">明顯例子，太陽系的 存在、變化（天文學、明確的公式解、明確的數學模型解）。</text:p>
                        </text:list-item>
                        <text:list-item>
                          <text:p text:style-name="P134">古典個體 越能夠觀測到 第一個宏觀個體、第二個宏觀個體 的 感測、交互作用。</text:p>
                          <text:list>
                            <text:list-item>
                              <text:p text:style-name="P134">明顯例子，太陽系、仙女星系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33">古典個體 越能夠觀測到 古典個體、宏觀個體 的 感測、交互作用。</text:p>
                          <text:list>
                            <text:list-item>
                              <text:p text:style-name="P133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5">古典個體 觀測 存在越適當 的古典個體。</text:p>
                  <text:list>
                    <text:list-item>
                      <text:p text:style-name="P149">古典個體 越能夠觀測到 古典個體的 本質、內在物質、內部機制 的 現象、本質、存在。</text:p>
                      <text:list>
                        <text:list-item>
                          <text:p text:style-name="P139">明顯例子，觸控螢幕的 電容、電容的充電機制和放電機制。</text:p>
                        </text:list-item>
                      </text:list>
                    </text:list-item>
                    <text:list-item>
                      <text:p text:style-name="P150">古典個體 越能夠觀測到 古典個體的 現象、（和其他個體的）交互作用。</text:p>
                      <text:list>
                        <text:list-item>
                          <text:p text:style-name="P152">明顯例子，觸控螢幕的 存在、變化（電磁學、大致的公式解、大致的數學模型解）。</text:p>
                        </text:list-item>
                        <text:list-item>
                          <text:p text:style-name="P135">古典個體 越能夠觀測到 第一個古典個體、第二個古典個體 的 感測、交互作用。</text:p>
                          <text:list>
                            <text:list-item>
                              <text:p text:style-name="P138">明顯例子，觸控螢幕、手（觸覺、生物電流）的 感測、交互作用。</text:p>
                            </text:list-item>
                          </text:list>
                        </text:list-item>
                        <text:list-item>
                          <text:p text:style-name="P135">古典個體 越能夠觀測到 微觀個體、古典個體、宏觀個體 的 感測、交互作用。</text:p>
                          <text:list>
                            <text:list-item>
                              <text:p text:style-name="P137">明顯例子，電子、觸控螢幕 的 感測、交互作用。</text:p>
                            </text:list-item>
                            <text:list-item>
                              <text:p text:style-name="P136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2">古典個體 觀測 存在越太小 的 微觀個體。</text:p>
                  <text:list>
                    <text:list-item>
                      <text:p text:style-name="P148">古典個體 越無法觀測到 微觀個體的 本質、內在物質、內部機制 的 現象、本質、存在。</text:p>
                      <text:list>
                        <text:list-item>
                          <text:p text:style-name="P145">明顯例子，電子的 內在物質、內部機制。</text:p>
                        </text:list-item>
                      </text:list>
                    </text:list-item>
                    <text:list-item>
                      <text:p text:style-name="P147">古典個體 越只能觀測到（<text:span text:style-name="T13">明顯的</text:span>）微觀個體的 現象、（和其他個體的）交互作用。</text:p>
                      <text:list>
                        <text:list-item>
                          <text:p text:style-name="P153">明顯例子，電子的 存在、變化（量子力學、機率的公式解、機率雲）。</text:p>
                        </text:list-item>
                        <text:list-item>
                          <text:p text:style-name="P146">古典個體 越只能觀測到<text:span text:style-name="T13"> </text:span>第一個微觀個體、第二個微觀個體 的 感測、交互作用。</text:p>
                          <text:list>
                            <text:list-item>
                              <text:p text:style-name="P146">明顯例子，電子、質子（電磁力）的 感測、交互作用。</text:p>
                            </text:list-item>
                            <text:list-item>
                              <text:p text:style-name="P146">明顯例子，電子、質子（<text:span text:style-name="T13">(假想)</text:span>正電荷）的 感測、交互作用。</text:p>
                            </text:list-item>
                          </text:list>
                        </text:list-item>
                        <text:list-item>
                          <text:p text:style-name="P146">古典個體 越只能觀測到<text:span text:style-name="T13"> </text:span>微觀個體、古典個體 的 感測、交互作用。</text:p>
                          <text:list>
                            <text:list-item>
                              <text:p text:style-name="P146">明顯例子，電子、觸控螢幕 的 感測、交互作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7">古典個體 越無法觀測到（<text:span text:style-name="T13">不明顯的</text:span>）微觀個體的 現象、（和其他個體的）交互作用。</text:p>
                      <text:list>
                        <text:list-item>
                          <text:p text:style-name="P140">古典個體 越無法觀測到<text:span text:style-name="T13"> </text:span>第一個微觀個體、第二個微觀個體 的感測、交互作用。</text:p>
                          <text:list>
                            <text:list-item>
                              <text:p text:style-name="P140">明顯例子，電子、質子（引力）的 感測、交互作用。</text:p>
                            </text:list-item>
                            <text:list-item>
                              <text:p text:style-name="P141">明顯例子，電子、質子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44">古典個體 越無法觀測到<text:span text:style-name="T13"> </text:span>微觀個體、古典個體 的 感測、交互作用。</text:p>
                          <text:list>
                            <text:list-item>
                              <text:p text:style-name="P143">明顯例子，<text:span text:style-name="T134">陶子</text:span>、觸控螢幕 的 感測、交互作用。</text:p>
                              <text:list>
                                <text:list-item>
                                  <text:p text:style-name="P312">（陶子 的 相關描述在 <text:span text:style-name="T161">新生之書</text:span>的<text:span text:style-name="T161">能量、儲量</text:span>文件群的 <text:span text:style-name="T161">費米子 與 玻色子</text:span>）</text:p>
                                </text:list-item>
                                <text:list-item>
                                  <text:p text:style-name="P142"><text:span text:style-name="T134">陶子 是（帶電</text:span><text:span text:style-name="T135">輕子，</text:span><text:span text:style-name="T134">電子、緲子、陶子 的）陶子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0"><text:bookmark-start text:name="時間、空間"/>時間、空間<text:bookmark-end text:name="時間、空間"/></text:p>
          <text:list>
            <text:list-item>
              <text:p text:style-name="P117">時間、空間。</text:p>
              <text:list>
                <text:list-item>
                  <text:p text:style-name="P321">時間<text:span text:style-name="T166"> </text:span><text:span text:style-name="T140">↔</text:span><text:span text:style-name="T167"> 變化</text:span><text:span text:style-name="T148">、個體</text:span><text:span text:style-name="T150">的變化</text:span>。</text:p>
                </text:list-item>
                <text:list-item>
                  <text:p text:style-name="P322">空間<text:span text:style-name="T166"> </text:span><text:span text:style-name="T140">↔</text:span><text:span text:style-name="T167"> 存在</text:span><text:span text:style-name="T148">、個體</text:span><text:span text:style-name="T150">的存在</text:span><text:span text:style-name="T148">、個體</text:span>。</text:p>
                </text:list-item>
              </text:list>
            </text:list-item>
            <text:list-item>
              <text:p text:style-name="P118">時間、空間。</text:p>
              <text:list>
                <text:list-item>
                  <text:p text:style-name="P118">時間<text:span text:style-name="T166"> </text:span><text:span text:style-name="T140">↔</text:span><text:span text:style-name="T167"> </text:span>波、連綿不斷的個體。</text:p>
                </text:list-item>
                <text:list-item>
                  <text:p text:style-name="P118">空間<text:span text:style-name="T166"> </text:span><text:span text:style-name="T140">↔</text:span><text:span text:style-name="T167"> </text:span>粒子、多個粒子（組成的 個體）。</text:p>
                  <text:list>
                    <text:list-item>
                      <text:p text:style-name="P308">（波、粒子 的 相關描述在 <text:span text:style-name="T161">世界學</text:span> 文件群的 <text:span text:style-name="T161">波、粒子</text:span>）</text:p>
                    </text:list-item>
                  </text:list>
                </text:list-item>
              </text:list>
            </text:list-item>
            <text:list-item>
              <text:p text:style-name="P119">時間、空間。</text:p>
              <text:list>
                <text:list-item>
                  <text:p text:style-name="P119">明顯例子，某一特定個體 有機率 看不到、感測不<text:span text:style-name="T13">到（時間）</text:span><text:span text:style-name="T21">1世紀之後的 </text:span><text:span text:style-name="T172">景象</text:span>。</text:p>
                  <text:list>
                    <text:list-item>
                      <text:p text:style-name="P119">某一特定遙視個體 有機率 看得到、感測得到（下游的）其他<text:span text:style-name="T12">&lt;?3&gt;</text:span>個體。</text:p>
                    </text:list-item>
                    <text:list-item>
                      <text:p text:style-name="P120">某一特定遙視個體 有機率 看得到、感測得到（等效於）<text:span text:style-name="T12">&lt;_?3_&gt;</text:span>個體 <text:span text:style-name="T21">1世紀之後的 </text:span><text:span text:style-name="T172">景象</text:span>。</text:p>
                    </text:list-item>
                  </text:list>
                </text:list-item>
                <text:list-item>
                  <text:p text:style-name="P119">明顯例子，某一特定個體 有機率 看得到、感測得<text:span text:style-name="T13">到（空間）</text:span><text:span text:style-name="T21">1公尺之後的 </text:span><text:span text:style-name="T172">景象</text:span>。</text:p>
                </text:list-item>
              </text:list>
            </text:list-item>
            <text:list-item>
              <text:p text:style-name="P119">時間 相依於 密度。</text:p>
              <text:list>
                <text:list-item>
                  <text:p text:style-name="P119">密度 越高，時間 越慢。</text:p>
                </text:list-item>
                <text:list-item>
                  <text:p text:style-name="P119">明顯例子，時間 相依於 空間節點密度。</text:p>
                </text:list-item>
                <text:list-item>
                  <text:p text:style-name="P119">明顯例子，假定，空間 蘊含 某一特定個體。</text:p>
                  <text:list>
                    <text:list-item>
                      <text:p text:style-name="P119">假定，空間 密度 增加。</text:p>
                      <text:list>
                        <text:list-item>
                          <text:p text:style-name="P119">空間的 變化、時間、密度的增加速度 變慢。</text:p>
                        </text:list-item>
                        <text:list-item>
                          <text:p text:style-name="P119">該個體的 變化、時間 變慢。</text:p>
                        </text:list-item>
                        <text:list-item>
                          <text:p text:style-name="P119">該個體 折射。</text:p>
                        </text:list-item>
                        <text:list-item>
                          <text:p text:style-name="P119">空間、該個體 紫移。</text:p>
                        </text:list-item>
                      </text:list>
                    </text:list-item>
                    <text:list-item>
                      <text:p text:style-name="P119">假定，該個體 從 低密度的空間 進入 高密度的空間。</text:p>
                      <text:list>
                        <text:list-item>
                          <text:p text:style-name="P121">該個體（在 前進方向）的 變化、時間、進入速度 變慢。</text:p>
                          <text:list>
                            <text:list-item>
                              <text:p text:style-name="P119">已知，宗速 是 最高速度、最低速度、唯一速度。</text:p>
                              <text:list>
                                <text:list-item>
                                  <text:p text:style-name="P309">（宗速 的 相關描述在 <text:span text:style-name="T161">世界學</text:span> 文件群的 <text:span text:style-name="T161">宗速</text:span>）</text:p>
                                </text:list-item>
                                <text:list-item>
                                  <text:p text:style-name="P119">該個體的 其他方向的速度 變快。</text:p>
                                  <text:list>
                                    <text:list-item>
                                      <text:p text:style-name="P119">抽象例子，氣球。</text:p>
                                      <text:list>
                                        <text:list-item>
                                          <text:p text:style-name="P119">前後方向 擠壓 氣球。</text:p>
                                        </text:list-item>
                                        <text:list-item>
                                          <text:p text:style-name="P119">氣球 從 其他方向 膨脹。</text:p>
                                          <text:list>
                                            <text:list-item>
                                              <text:p text:style-name="P119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9">該個體 折射。</text:p>
                        </text:list-item>
                        <text:list-item>
                          <text:p text:style-name="P119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假定，空間 是<text:span text:style-name="T13"> </text:span><text:span text:style-name="T22">n</text:span><text:span text:style-name="T174">維個體。</text:span></text:p>
              <text:list>
                <text:list-item>
                  <text:p text:style-name="P122">時間 是 <text:span text:style-name="T22">n</text:span><text:span text:style-name="T174">維個體（以下）。</text:span></text:p>
                </text:list-item>
                <text:list-item>
                  <text:p text:style-name="P123">假定，空間 蘊含<text:span text:style-name="T13"> 某一特定</text:span><text:span text:style-name="T175">個體。</text:span></text:p>
                  <text:list>
                    <text:list-item>
                      <text:p text:style-name="P177"><text:span text:style-name="T13">假定，該個體 是 </text:span><text:span text:style-name="T22">m</text:span>維個體、<text:span text:style-name="T22">m</text:span>維存在<text:span text:style-name="T13">。</text:span></text:p>
                      <text:list>
                        <text:list-item>
                          <text:p text:style-name="P180"><text:span text:style-name="T13">n </text:span><text:span text:style-name="T77">≥</text:span><text:span text:style-name="T13"> m。</text:span></text:p>
                        </text:list-item>
                        <text:list-item>
                          <text:p text:style-name="P178"><text:span text:style-name="T13">該</text:span>個體的 時間、變化 是 <text:span text:style-name="T22">m</text:span>維個體（以下）。</text:p>
                          <text:list>
                            <text:list-item>
                              <text:p text:style-name="P179"><text:span text:style-name="T13">（基於、根基是 該</text:span>個體 的）時間、變化 是 <text:span text:style-name="T22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3"><text:bookmark-start text:name="宗速"/>宗速<text:bookmark-end text:name="宗速"/></text:p>
          <text:list>
            <text:list-item>
              <text:p text:style-name="P310">（宗速 的 相關描述在 <text:span text:style-name="T161">新生之書</text:span>的 <text:span text:style-name="T161">能量、儲量</text:span> 文件群的 <text:span text:style-name="T161">宗速</text:span>）</text:p>
            </text:list-item>
            <text:list-item>
              <text:p text:style-name="P124">明顯例子，假定，第一個個體 蘊含 第二個個體。</text:p>
              <text:list>
                <text:list-item>
                  <text:p text:style-name="P124">假定，當下、某一特定時間座標，第二個個體 在 某一特定空間座標。</text:p>
                </text:list-item>
                <text:list-item>
                  <text:p text:style-name="P125">第二個個體的 速度 是 宗速。</text:p>
                  <text:list>
                    <text:list-item>
                      <text:p text:style-name="P126">宗速 相依於 第一個個體、第二個個體 的 材料特性。</text:p>
                      <text:list>
                        <text:list-item>
                          <text:p text:style-name="P125">宗速 是 第一個個體的 傳遞（第二個個體的）速度。</text:p>
                        </text:list-item>
                        <text:list-item>
                          <text:p text:style-name="P125">宗速 是 第二個個體的 變化速度。</text:p>
                        </text:list-item>
                        <text:list-item>
                          <text:p text:style-name="P125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明顯例子。</text:p>
              <text:list>
                <text:list-item>
                  <text:p text:style-name="P127">假定，古典尺度，<text:span text:style-name="T13">第</text:span><text:span text:style-name="T42">1個個</text:span><text:span text:style-name="T184">體 是 靜止不動。</text:span></text:p>
                  <text:list>
                    <text:list-item>
                      <text:p text:style-name="P125">微觀尺度<text:span text:style-name="T13">，第</text:span><text:span text:style-name="T42">1個個體 繞著 第2個</text:span><text:span text:style-name="T184">個體 運動。</text:span></text:p>
                      <text:list>
                        <text:list-item>
                          <text:p text:style-name="P125"><text:span text:style-name="T13">第</text:span><text:span text:style-name="T43">1個</text:span><text:span text:style-name="T185">個體的 存在越大、變化越小，繞行的軌跡 越穩定、越週期性</text:span>。</text:p>
                          <text:list>
                            <text:list-item>
                              <text:p text:style-name="P125">明顯例子，行星的 公轉（橢圓）。</text:p>
                            </text:list-item>
                          </text:list>
                        </text:list-item>
                        <text:list-item>
                          <text:p text:style-name="P128"><text:span text:style-name="T13">第</text:span><text:span text:style-name="T43">1個</text:span><text:span text:style-name="T185">個體的 存在越小、變化越大，繞行的軌跡 越不穩定、越非週期性</text:span>。</text:p>
                          <text:list>
                            <text:list-item>
                              <text:p text:style-name="P128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129"><text:span text:style-name="T42">第2個</text:span><text:span text:style-name="T184">個體 有機率是 靜止不動</text:span>。</text:p>
                          <text:list>
                            <text:list-item>
                              <text:p text:style-name="P128">第<text:span text:style-name="T44">2個個體 有機率是 n體系</text:span><text:span text:style-name="T186">統。</text:span></text:p>
                              <text:list>
                                <text:list-item>
                                  <text:p text:style-name="P128"><text:span text:style-name="T103">n </text:span><text:span text:style-name="T79">≥</text:span><text:span text:style-name="T103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0">假定，微觀尺度，<text:span text:style-name="T13">第</text:span><text:span text:style-name="T46">2</text:span><text:span text:style-name="T42">個個</text:span><text:span text:style-name="T184">體 是 靜止不動</text:span>。</text:p>
                  <text:list>
                    <text:list-item>
                      <text:p text:style-name="P131">（微觀尺度）<text:span text:style-name="T9">2</text:span><text:span text:style-name="T187">，</text:span><text:span text:style-name="T42">第2個</text:span><text:span text:style-name="T184">個體</text:span><text:span text:style-name="T42"> 繞著 第</text:span><text:span text:style-name="T45">3</text:span><text:span text:style-name="T42">個</text:span><text:span text:style-name="T184">個體 運動</text:span>。</text:p>
                    </text:list-item>
                  </text:list>
                </text:list-item>
                <text:list-item>
                  <text:p text:style-name="P130">假定，（微觀尺度）<text:span text:style-name="T9">i-</text:span><text:span text:style-name="T10">1</text:span>，<text:span text:style-name="T13">第</text:span><text:span text:style-name="T46">i</text:span><text:span text:style-name="T42">個個</text:span><text:span text:style-name="T184">體 是 靜止不動</text:span>。</text:p>
                  <text:list>
                    <text:list-item>
                      <text:p text:style-name="P131">（微觀尺度）<text:span text:style-name="T9">i</text:span><text:span text:style-name="T187">，</text:span><text:span text:style-name="T42">第</text:span><text:span text:style-name="T45">i</text:span><text:span text:style-name="T42">個</text:span><text:span text:style-name="T184">個體</text:span><text:span text:style-name="T42"> 繞著 第</text:span><text:span text:style-name="T45">（i+1）</text:span><text:span text:style-name="T42">個</text:span><text:span text:style-name="T184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">宗疊</text:p>
          <text:list>
            <text:list-item>
              <text:p text:style-name="P311">（<text:span text:style-name="T171">宗疊</text:span> 的 相關描述在 <text:span text:style-name="T161">新生之書</text:span>的 <text:span text:style-name="T83">_</text:span> 文件群的 <text:span text:style-name="T164">擁有、包覆、蘊含、宗疊</text:span>）</text:p>
            </text:list-item>
            <text:list-item>
              <text:p text:style-name="P182">明顯例子，假定，某一特定畫面的 某一特定像素點 擁有 顏色（存在、變化）。</text:p>
              <text:list>
                <text:list-item>
                  <text:p text:style-name="P183"><text:span text:style-name="T12">RGB</text:span>，紅色值個體、綠色值個體、藍色值個體 宗疊。</text:p>
                  <text:list>
                    <text:list-item>
                      <text:p text:style-name="P183">紅色值個體 有機率無法直接 感測、交互作用 綠色值個體、藍色值個體。</text:p>
                      <text:list>
                        <text:list-item>
                          <text:p text:style-name="P209">紅色值個體 有機率認定，綠色值個體 <text:span text:style-name="T13">是 完全</text:span><text:span text:style-name="T177">宗疊個體</text:span><text:span text:style-name="T13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183"><text:span text:style-name="T12">ESL</text:span>，色調值個體、濃度值個體、亮度值個體 宗疊。</text:p>
                  <text:list>
                    <text:list-item>
                      <text:p text:style-name="P183">紅色值個體 有機率直接 感測、交互作用 色調值個體、濃度值個體、亮度值個體。</text:p>
                      <text:list>
                        <text:list-item>
                          <text:p text:style-name="P184">紅色值個體 有機率認定，色調值個體 是<text:span text:style-name="T13"> 部分</text:span><text:span text:style-name="T177">宗疊個體</text:span><text:span text:style-name="T13">、</text:span><text:span text:style-name="T23">x%的</text:span><text:span text:style-name="T177">宗疊個體</text:span>。</text:p>
                          <text:list>
                            <text:list-item>
                              <text:p text:style-name="P183"><text:span text:style-name="T86">100% </text:span><text:span text:style-name="T78">&gt;</text:span><text:span text:style-name="T86"> x% </text:span><text:span text:style-name="T78">&gt;</text:span><text:span text:style-name="T86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紅色值個體 有機率間接 感測、交互作用 綠色值個體、藍色值個體。</text:p>
                    </text:list-item>
                    <text:list-item>
                      <text:p text:style-name="P185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185">明顯例子，程式語言。</text:p>
              <text:list>
                <text:list-item>
                  <text:p text:style-name="P185">假定，某一特定電腦 擁有 <text:span text:style-name="T87">n個</text:span><text:span text:style-name="T178">處理器</text:span>。</text:p>
                  <text:list>
                    <text:list-item>
                      <text:p text:style-name="P185">假定，該電腦 跑 某一特定程式碼。</text:p>
                    </text:list-item>
                    <text:list-item>
                      <text:p text:style-name="P185">假定，<text:span text:style-name="T24">n個</text:span><text:span text:style-name="T179">處理器 同時跑 該程式碼</text:span>。</text:p>
                      <text:list>
                        <text:list-item>
                          <text:p text:style-name="P186">該電腦 同時跑<text:span text:style-name="T13"> </text:span><text:span text:style-name="T24">n</text:span><text:span text:style-name="T179">個 該程式碼。</text:span></text:p>
                        </text:list-item>
                        <text:list-item>
                          <text:p text:style-name="P187">該電腦 有 <text:span text:style-name="T24">n</text:span><text:span text:style-name="T179">個 宗疊世界</text:span><text:span text:style-name="T13">。</text:span></text:p>
                          <text:list>
                            <text:list-item>
                              <text:p text:style-name="P188"><text:span text:style-name="T13">明顯例子，第</text:span><text:span text:style-name="T29">1</text:span><text:span text:style-name="T180">個處理器</text:span>、<text:span text:style-name="T12">第</text:span><text:span text:style-name="T99">2</text:span><text:span text:style-name="T180">個處理器 執行的 程式碼</text:span><text:span text:style-name="T12">程序</text:span><text:span text:style-name="T180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9">假定，該程式碼 <text:span text:style-name="T13">在 第</text:span><text:span text:style-name="T25">10000行，宣告 變數i</text:span><text:span text:style-name="T27">=0、</text:span><text:span text:style-name="T32">變數j=0</text:span>。</text:p>
                    </text:list-item>
                    <text:list-item>
                      <text:p text:style-name="P190">假定，<text:span text:style-name="T13">第</text:span><text:span text:style-name="T29">1</text:span><text:span text:style-name="T180">個處理器 執行到 </text:span><text:span text:style-name="T13">第</text:span><text:span text:style-name="T25">1000</text:span><text:span text:style-name="T36">0</text:span><text:span text:style-name="T25">行</text:span><text:span text:style-name="T180">。</text:span></text:p>
                    </text:list-item>
                    <text:list-item>
                      <text:p text:style-name="P190">假定，<text:span text:style-name="T13">第</text:span><text:span text:style-name="T29">2</text:span><text:span text:style-name="T180">個處理器 執行到 </text:span><text:span text:style-name="T13">第</text:span><text:span text:style-name="T25">1000</text:span><text:span text:style-name="T36">0</text:span><text:span text:style-name="T25">行</text:span>。</text:p>
                    </text:list-item>
                    <text:list-item>
                      <text:p text:style-name="P191">在 同一個時間、同一個空間（<text:span text:style-name="T13">第</text:span><text:span text:style-name="T25">1000</text:span><text:span text:style-name="T36">0</text:span><text:span text:style-name="T25">行</text:span>）。</text:p>
                      <text:list>
                        <text:list-item>
                          <text:p text:style-name="P191"><text:span text:style-name="T13">第</text:span><text:span text:style-name="T29">1個處理器的i</text:span><text:span text:style-name="T13">、第</text:span><text:span text:style-name="T30">2</text:span><text:span text:style-name="T29">個處理器的i 同時存在</text:span>。</text:p>
                          <text:list>
                            <text:list-item>
                              <text:p text:style-name="P192"><text:span text:style-name="T13">第</text:span><text:span text:style-name="T29">1個處理器的i、</text:span><text:span text:style-name="T13">第</text:span><text:span text:style-name="T31">2</text:span><text:span text:style-name="T29">個處理器的i 是 不同個體</text:span><text:span text:style-name="T13">。</text:span></text:p>
                            </text:list-item>
                            <text:list-item>
                              <text:p text:style-name="P193"><text:span text:style-name="T13">第</text:span><text:span text:style-name="T29">1個處理器的i、</text:span><text:span text:style-name="T13">第</text:span><text:span text:style-name="T31">2</text:span><text:span text:style-name="T29">個處理器的i 的 數值 相同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194"><text:span text:style-name="T13">第</text:span><text:span text:style-name="T29">1個處理器的</text:span><text:span text:style-name="T35">j</text:span><text:span text:style-name="T13">、第</text:span><text:span text:style-name="T30">2</text:span><text:span text:style-name="T29">個處理器的</text:span><text:span text:style-name="T35">j</text:span><text:span text:style-name="T29"> 同時存在</text:span><text:span text:style-name="T13">。</text:span></text:p>
                          <text:list>
                            <text:list-item>
                              <text:p text:style-name="P195"><text:span text:style-name="T13">第</text:span><text:span text:style-name="T29">1個處理器的</text:span><text:span text:style-name="T34">j</text:span><text:span text:style-name="T29">、</text:span><text:span text:style-name="T13">第</text:span><text:span text:style-name="T31">2</text:span><text:span text:style-name="T29">個處理器的</text:span><text:span text:style-name="T34">j</text:span><text:span text:style-name="T29"> 是 不同個體</text:span>。</text:p>
                            </text:list-item>
                            <text:list-item>
                              <text:p text:style-name="P193"><text:span text:style-name="T13">第</text:span><text:span text:style-name="T29">1個處理器的</text:span><text:span text:style-name="T34">j</text:span><text:span text:style-name="T29">、</text:span><text:span text:style-name="T13">第</text:span><text:span text:style-name="T31">2</text:span><text:span text:style-name="T29">個處理器的</text:span><text:span text:style-name="T34">j</text:span><text:span text:style-name="T29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5">假定，該程式碼 <text:span text:style-name="T13">在 第</text:span><text:span text:style-name="T25">1000</text:span><text:span text:style-name="T28">1</text:span><text:span text:style-name="T25">行，讓 變數i</text:span><text:span text:style-name="T26">=</text:span><text:span text:style-name="T33">1</text:span>。</text:p>
                    </text:list-item>
                    <text:list-item>
                      <text:p text:style-name="P195">假定，該程式碼 <text:span text:style-name="T13">在 第</text:span><text:span text:style-name="T25">1000</text:span><text:span text:style-name="T33">2</text:span><text:span text:style-name="T25">行，讓 變數</text:span><text:span text:style-name="T33">j</text:span><text:span text:style-name="T26">=處理器的編號</text:span>。</text:p>
                    </text:list-item>
                    <text:list-item>
                      <text:p text:style-name="P195">假定，<text:span text:style-name="T13">第</text:span><text:span text:style-name="T29">1</text:span><text:span text:style-name="T180">個處理器 執行到 </text:span><text:span text:style-name="T13">第</text:span><text:span text:style-name="T25">1000</text:span><text:span text:style-name="T38">2</text:span><text:span text:style-name="T25">行</text:span><text:span text:style-name="T180">。</text:span></text:p>
                    </text:list-item>
                    <text:list-item>
                      <text:p text:style-name="P195">假定，<text:span text:style-name="T13">第</text:span><text:span text:style-name="T29">2</text:span><text:span text:style-name="T180">個處理器 執行到 </text:span><text:span text:style-name="T13">第</text:span><text:span text:style-name="T25">1000</text:span><text:span text:style-name="T37">2</text:span><text:span text:style-name="T25">行</text:span>。</text:p>
                    </text:list-item>
                    <text:list-item>
                      <text:p text:style-name="P195"><text:span text:style-name="T13">第</text:span><text:span text:style-name="T29">1個處理器的</text:span><text:span text:style-name="T37">j</text:span><text:span text:style-name="T29">、</text:span><text:span text:style-name="T13">第</text:span><text:span text:style-name="T31">2</text:span><text:span text:style-name="T29">個處理器的</text:span><text:span text:style-name="T37">j</text:span><text:span text:style-name="T29"> 的 數值 不同</text:span>。</text:p>
                    </text:list-item>
                    <text:list-item>
                      <text:p text:style-name="P196">假定<text:span text:style-name="T13">，物件a 是 第一個類別的 物件。</text:span></text:p>
                      <text:list>
                        <text:list-item>
                          <text:p text:style-name="P303">物件 是（程式語言、C++ 的）物件。</text:p>
                          <text:list>
                            <text:list-item>
                              <text:p text:style-name="P303">物件 是 使用 類別 宣告的 物件。</text:p>
                            </text:list-item>
                          </text:list>
                        </text:list-item>
                        <text:list-item>
                          <text:p text:style-name="P196"><text:span text:style-name="T12">類別 是（程式語言、C++ 的）</text:span><text:span text:style-name="T88">class</text:span><text:span text:style-name="T12">。</text:span></text:p>
                        </text:list-item>
                      </text:list>
                    </text:list-item>
                    <text:list-item>
                      <text:p text:style-name="P197">假定，第二個類別 繼承 第一個類別。</text:p>
                      <text:list>
                        <text:list-item>
                          <text:p text:style-name="P197">繼承 是（程<text:span text:style-name="T13">式語言、C++ 的）</text:span><text:span text:style-name="T40">extend</text:span>。</text:p>
                        </text:list-item>
                      </text:list>
                    </text:list-item>
                    <text:list-item>
                      <text:p text:style-name="P198">假定<text:span text:style-name="T12">，物件</text:span><text:span text:style-name="T90">b</text:span><text:span text:style-name="T12"> 是 第二個類別的 物件。</text:span></text:p>
                    </text:list-item>
                    <text:list-item>
                      <text:p text:style-name="P198">假<text:span text:style-name="T12">定，</text:span><text:span text:style-name="T89">n個</text:span><text:span text:style-name="T180">處理器的 效率、速率 不同。</text:span></text:p>
                    </text:list-item>
                    <text:list-item>
                      <text:p text:style-name="P198">假定，<text:span text:style-name="T12">第</text:span><text:span text:style-name="T89">1</text:span><text:span text:style-name="T180">個處理器 執行到 </text:span><text:span text:style-name="T12">第</text:span><text:span text:style-name="T92">100</text:span><text:span text:style-name="T95">1</text:span><text:span text:style-name="T94">0</text:span><text:span text:style-name="T92">行</text:span>。</text:p>
                    </text:list-item>
                    <text:list-item>
                      <text:p text:style-name="P198"><text:span text:style-name="T12">假定，第</text:span><text:span text:style-name="T89">2個處理器 執行到 </text:span><text:span text:style-name="T12">第</text:span><text:span text:style-name="T92">100</text:span><text:span text:style-name="T93">2</text:span><text:span text:style-name="T94">0</text:span><text:span text:style-name="T92">行</text:span><text:span text:style-name="T12">。</text:span></text:p>
                    </text:list-item>
                    <text:list-item>
                      <text:p text:style-name="P304">假定，第1個處理器、第2個處理器 能夠 感測、交互作用。</text:p>
                      <text:list>
                        <text:list-item>
                          <text:p text:style-name="P304">第1個處理器、第2個處理器 能夠 通訊。</text:p>
                        </text:list-item>
                      </text:list>
                    </text:list-item>
                    <text:list-item>
                      <text:p text:style-name="P199">第<text:span text:style-name="T13">1個處理器的 物件</text:span><text:span text:style-name="T91">b</text:span><text:span text:style-name="T13"> 有機率 感測、知道 第2個處理器的 物件</text:span><text:span text:style-name="T91">b</text:span><text:span text:style-name="T13">的 成員、狀態</text:span>。</text:p>
                      <text:list>
                        <text:list-item>
                          <text:p text:style-name="P199">第<text:span text:style-name="T13">1個處理器的物件</text:span><text:span text:style-name="T91">b</text:span><text:span text:style-name="T13"> 有機率通訊 第2個處理器的 物件</text:span><text:span text:style-name="T91">b</text:span>。</text:p>
                        </text:list-item>
                        <text:list-item>
                          <text:p text:style-name="P200"><text:span text:style-name="T12">第</text:span><text:span text:style-name="T89">1</text:span><text:span text:style-name="T180">個處理器的</text:span><text:span text:style-name="T12">物件</text:span><text:span text:style-name="T91">b</text:span><text:span text:style-name="T89"> 有機率觀測、知道 自己的 未來、可能性、有可能發生的未來</text:span>。</text:p>
                        </text:list-item>
                        <text:list-item>
                          <text:p text:style-name="P201">第<text:span text:style-name="T12">1個處理器的 物件</text:span><text:span text:style-name="T91">b</text:span><text:span text:style-name="T12"> 有機率，使用 方法 通訊 第2個處理器。</text:span></text:p>
                          <text:list>
                            <text:list-item>
                              <text:p text:style-name="P305">方法 是（程式語言的）函數。</text:p>
                            </text:list-item>
                            <text:list-item>
                              <text:p text:style-name="P202"><text:span text:style-name="T12">通訊</text:span><text:span text:style-name="T100"> </text:span><text:span text:style-name="T136">↔</text:span><text:span text:style-name="T100"> </text:span><text:span text:style-name="T12">遙視、感測、交互作用。</text:span></text:p>
                            </text:list-item>
                            <text:list-item>
                              <text:p text:style-name="P201"><text:span text:style-name="T12">反推出 </text:span><text:span text:style-name="T89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9">第<text:span text:style-name="T13">1個處理器的 物件</text:span><text:span text:style-name="T91">b</text:span><text:span text:style-name="T13"> 有機率 感測、知道 第2個處理器的 其他變數、程式執行狀態</text:span>。</text:p>
                    </text:list-item>
                    <text:list-item>
                      <text:p text:style-name="P199">第<text:span text:style-name="T13">1個處理器的 物件</text:span><text:span text:style-name="T91">b</text:span><text:span text:style-name="T13"> 有機率 感測、知道 該程式碼、第2個處理器、該電腦</text:span>。</text:p>
                      <text:list>
                        <text:list-item>
                          <text:p text:style-name="P199">第<text:span text:style-name="T13">1個處理器的 物件</text:span><text:span text:style-name="T91">b</text:span><text:span text:style-name="T13"> 有機率，使用 該程式碼，反推出 </text:span><text:span text:style-name="T29">自己、其他個體 的 未來</text:span>。</text:p>
                        </text:list-item>
                        <text:list-item>
                          <text:p text:style-name="P199">第<text:span text:style-name="T13">1個處理器的 物件</text:span><text:span text:style-name="T91">b</text:span><text:span text:style-name="T13"> 有機率，使用 該程式碼，反推出 </text:span><text:span text:style-name="T29">自己、其他個體 的 當下</text:span>。</text:p>
                        </text:list-item>
                        <text:list-item>
                          <text:p text:style-name="P197">第<text:span text:style-name="T12">1個處理器的 物件</text:span><text:span text:style-name="T91">b</text:span><text:span text:style-name="T12"> 有機率，使用 該程式碼，反推出 </text:span><text:span text:style-name="T89">自己、其他個體 的 過去</text:span>。</text:p>
                        </text:list-item>
                      </text:list>
                    </text:list-item>
                    <text:list-item>
                      <text:p text:style-name="P203">假定，<text:span text:style-name="T12">物件</text:span><text:span text:style-name="T91">b</text:span><text:span text:style-name="T13"> 擁有（</text:span><text:span text:style-name="T12">物件</text:span><text:span text:style-name="T97">a</text:span><text:span text:style-name="T39"> 沒有的）某一特定權限</text:span>。</text:p>
                      <text:list>
                        <text:list-item>
                          <text:p text:style-name="P203"><text:span text:style-name="T12">物件</text:span><text:span text:style-name="T96">a</text:span><text:span text:style-name="T13"> </text:span>有機率認定，該權限 是 超能力。</text:p>
                        </text:list-item>
                      </text:list>
                    </text:list-item>
                    <text:list-item>
                      <text:p text:style-name="P204"><text:span text:style-name="T97">第一個類別</text:span><text:span text:style-name="T181"> </text:span><text:span text:style-name="T136">↔</text:span><text:span text:style-name="T181"> 人類物種、沒有超能力的人類物種。</text:span></text:p>
                      <text:list>
                        <text:list-item>
                          <text:p text:style-name="P204"><text:span text:style-name="T97">第二個類別</text:span><text:span text:style-name="T181"> </text:span><text:span text:style-name="T136">↔</text:span><text:span text:style-name="T181"> 人類物種、擁有超能力的人類物種</text:span>。</text:p>
                        </text:list-item>
                        <text:list-item>
                          <text:p text:style-name="P205"><text:span text:style-name="T181">物件</text:span><text:span text:style-name="T100">a </text:span><text:span text:style-name="T136">↔</text:span><text:span text:style-name="T100"> </text:span><text:span text:style-name="T181">沒有超能力的人類個體</text:span>。</text:p>
                        </text:list-item>
                        <text:list-item>
                          <text:p text:style-name="P206"><text:span text:style-name="T101">物件b</text:span><text:span text:style-name="T100"> </text:span><text:span text:style-name="T136">↔</text:span><text:span text:style-name="T100"> </text:span><text:span text:style-name="T181">擁有超能力的人類個體</text:span>。</text:p>
                          <text:list>
                            <text:list-item>
                              <text:p text:style-name="P207"><text:span text:style-name="T13">第一個類別、物件</text:span><text:span text:style-name="T41">a 沒有的 </text:span><text:span text:style-name="T182">成員、方法</text:span><text:span text:style-name="T100"> </text:span><text:span text:style-name="T136">↔</text:span><text:span text:style-name="T100"> </text:span>超能力<text:span text:style-name="T182">。</text:span></text:p>
                              <text:list>
                                <text:list-item>
                                  <text:p text:style-name="P206">成員 是（程式語言的）變數。</text:p>
                                </text:list-item>
                                <text:list-item>
                                  <text:p text:style-name="P208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0"><text:span text:style-name="T183">該電腦 擁有 第</text:span><text:span text:style-name="T98">1個處理器、</text:span><text:span text:style-name="T183">第</text:span><text:span text:style-name="T12">2</text:span><text:span text:style-name="T98">個處理器</text:span>。</text:p>
                        </text:list-item>
                        <text:list-item>
                          <text:p text:style-name="P211"><text:span text:style-name="T183">第</text:span><text:span text:style-name="T98">1個處理器執行的程式碼程序、</text:span><text:span text:style-name="T183">第</text:span><text:span text:style-name="T12">2</text:span><text:span text:style-name="T98">個處理器執行的程式碼程序 宗疊</text:span>。</text:p>
                          <text:list>
                            <text:list-item>
                              <text:p text:style-name="P211">宗疊層級。</text:p>
                              <text:list>
                                <text:list-item>
                                  <text:p text:style-name="P212">明顯例子，<text:span text:style-name="T98">處理器執行的程式碼程序</text:span><text:span text:style-name="T100"> </text:span><text:span text:style-name="T136">↔</text:span><text:span text:style-name="T100"> 第</text:span><text:span text:style-name="T102">1層級宗疊</text:span>。</text:p>
                                </text:list-item>
                                <text:list-item>
                                  <text:p text:style-name="P212">明顯例子，電腦<text:span text:style-name="T98">執行的程式碼程序</text:span><text:span text:style-name="T100"> </text:span><text:span text:style-name="T136">↔</text:span><text:span text:style-name="T100"> 第</text:span><text:span text:style-name="T102">2層級宗疊</text:span>。</text:p>
                                  <text:list>
                                    <text:list-item>
                                      <text:p text:style-name="P212">不同電腦 之間 有機率 沒有網路連線、區域網路連線、網際網路連線。</text:p>
                                    </text:list-item>
                                    <text:list-item>
                                      <text:p text:style-name="P212">不同電腦 之間 有機率 無線網路連線、有線網路連線。</text:p>
                                    </text:list-item>
                                    <text:list-item>
                                      <text:p text:style-name="P212">不同電腦 之間 有機率 藍芽連線、紅外線連線<text:span text:style-name="T13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213">明顯例子，分散式系統<text:span text:style-name="T98">執行的程式碼程序</text:span><text:span text:style-name="T100"> </text:span><text:span text:style-name="T136">↔</text:span><text:span text:style-name="T100"> 第</text:span><text:span text:style-name="T104">3</text:span><text:span text:style-name="T102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3"><text:bookmark-start text:name="平方"/>平方<text:bookmark-end text:name="平方"/></text:p>
          <text:list>
            <text:list-item>
              <text:p text:style-name="P214">平方 <text:span text:style-name="T142">↔</text:span><text:span text:style-name="T218">（</text:span><text:span text:style-name="T50">3</text:span><text:span text:style-name="T216">維運動 投影到）</text:span><text:span text:style-name="T50">2</text:span><text:span text:style-name="T216">維存在</text:span>。</text:p>
              <text:list>
                <text:list-item>
                  <text:p text:style-name="P215">平方 <text:span text:style-name="T142">↔</text:span><text:span text:style-name="T218">（</text:span><text:span text:style-name="T51">(粒子群的)</text:span><text:span text:style-name="T50">3</text:span><text:span text:style-name="T216">維運動 投影到）（粒子群的）</text:span><text:span text:style-name="T50">2</text:span><text:span text:style-name="T216">維存在</text:span><text:span text:style-name="T50">、（粒子的）1維</text:span><text:span text:style-name="T216">運動。</text:span></text:p>
                  <text:list>
                    <text:list-item>
                      <text:p text:style-name="P295"><text:span text:style-name="T13">2維</text:span>存在 的 明顯例子，<text:span text:style-name="T13">2維平面、2維曲面</text:span>。</text:p>
                    </text:list-item>
                    <text:list-item>
                      <text:p text:style-name="P296"><text:span text:style-name="T13">1維運動</text:span> <text:span text:style-name="T217">的 明顯例子，</text:span>直線運動、切線運動。</text:p>
                    </text:list-item>
                  </text:list>
                </text:list-item>
                <text:list-item>
                  <text:p text:style-name="P213">明顯例子，某一特定個體 在 空間，以 同心圓 發射 粒子群。</text:p>
                  <text:list>
                    <text:list-item>
                      <text:p text:style-name="P213">明顯例子，蠟燭 在 空間座標系，以 同心圓 發射 光。</text:p>
                    </text:list-item>
                    <text:list-item>
                      <text:p text:style-name="P216">假定，第<text:span text:style-name="T107">t</text:span><text:span text:style-name="T189">1</text:span><text:span text:style-name="T207">秒</text:span>，該個體、某一特定粒子群 之間的 距離 是<text:span text:style-name="T13"> S公</text:span>尺。</text:p>
                    </text:list-item>
                    <text:list-item>
                      <text:p text:style-name="P213">假定，第<text:span text:style-name="T107">t</text:span><text:span text:style-name="T189">1</text:span><text:span text:style-name="T207">秒</text:span>，該粒子群 佔據的 面積 是（<text:span text:style-name="T12">L</text:span><text:span text:style-name="T105"> * L</text:span><text:span text:style-name="T188">）</text:span><text:span text:style-name="T48">(公尺</text:span><text:span text:style-name="T4">2</text:span><text:span text:style-name="T49">)</text:span>。</text:p>
                    </text:list-item>
                    <text:list-item>
                      <text:p text:style-name="P216">假定，第<text:span text:style-name="T107">t</text:span><text:span text:style-name="T189">2</text:span><text:span text:style-name="T207">秒</text:span>，該個體、某一特定粒子群 之間的 距離 是<text:span text:style-name="T12"> </text:span><text:span text:style-name="T13">(</text:span><text:span text:style-name="T47">r * </text:span><text:span text:style-name="T12">S)</text:span><text:span text:style-name="T13">公</text:span>尺。</text:p>
                    </text:list-item>
                    <text:list-item>
                      <text:p text:style-name="P217">第<text:span text:style-name="T107">t</text:span><text:span text:style-name="T189">2</text:span><text:span text:style-name="T207">秒</text:span>，該粒子群 佔據的 面積 是（<text:span text:style-name="T106">r*L * r*L</text:span>）<text:span text:style-name="T48">(公尺</text:span><text:span text:style-name="T4">2</text:span><text:span text:style-name="T49">)</text:span>。</text:p>
                    </text:list-item>
                    <text:list-item>
                      <text:p text:style-name="P218">第<text:span text:style-name="T107">t</text:span><text:span text:style-name="T190">2</text:span><text:span text:style-name="T207">秒的面積、</text:span>第<text:span text:style-name="T107">t</text:span><text:span text:style-name="T189">1</text:span><text:span text:style-name="T207">秒的面積 的 比值</text:span><text:span text:style-name="T107"> =</text:span><text:span text:style-name="T208">（</text:span><text:span text:style-name="T210">r*L * r*L</text:span><text:span text:style-name="T208">）/（</text:span><text:span text:style-name="T209">L</text:span><text:span text:style-name="T211"> * L</text:span><text:span text:style-name="T214">）</text:span><text:span text:style-name="T212">= </text:span><text:span text:style-name="T213">r</text:span><text:span text:style-name="T215">2</text:span><text:span text:style-name="T210"> </text:span><text:span text:style-name="T212">=</text:span><text:span text:style-name="T107"> </text:span><text:span text:style-name="T109">距離比值</text:span><text:span text:style-name="T11">2</text:span>。</text:p>
                    </text:list-item>
                    <text:list-item>
                      <text:p text:style-name="P218">第<text:span text:style-name="T12">(</text:span><text:span text:style-name="T127">r*</text:span><text:span text:style-name="T12">S)公尺</text:span><text:span text:style-name="T207">的面積、</text:span>第<text:span text:style-name="T12">S公尺</text:span><text:span text:style-name="T207">的面積 的比值</text:span><text:span text:style-name="T107">=</text:span><text:span text:style-name="T208">（</text:span><text:span text:style-name="T210">r*L * r*L</text:span><text:span text:style-name="T208">）/（</text:span><text:span text:style-name="T209">L</text:span><text:span text:style-name="T211">*L</text:span><text:span text:style-name="T214">）</text:span><text:span text:style-name="T212">=</text:span><text:span text:style-name="T213">r</text:span><text:span text:style-name="T215">2</text:span><text:span text:style-name="T212">=</text:span><text:span text:style-name="T107"> </text:span><text:span text:style-name="T109">距離比值</text:span><text:span text:style-name="T11">2</text:span>。</text:p>
                    </text:list-item>
                    <text:list-item>
                      <text:p text:style-name="P219">前進距離 越增加，粒子群佔據的面積 越大，粒子群 越被稀釋，粒子群的 密度 越低。</text:p>
                    </text:list-item>
                    <text:list-item>
                      <text:p text:style-name="P297">相同面積，<text:span text:style-name="T219">第</text:span><text:span text:style-name="T111">(</text:span><text:span text:style-name="T124">r*S</text:span><text:span text:style-name="T111">)公尺</text:span><text:span text:style-name="T207">的粒子群數量、第</text:span><text:span text:style-name="T107">S公尺</text:span><text:span text:style-name="T207">的粒子群數量 的 比值</text:span><text:span text:style-name="T107"> =</text:span><text:span text:style-name="T112">1/</text:span><text:span text:style-name="T109">距離比值</text:span><text:span text:style-name="T11">2</text:span>。</text:p>
                    </text:list-item>
                  </text:list>
                </text:list-item>
                <text:list-item>
                  <text:p text:style-name="P220">明顯例子，某一特定個體 在 時間座標系，以 同心圓 發射 粒子群。</text:p>
                  <text:list>
                    <text:list-item>
                      <text:p text:style-name="P221">第<text:span text:style-name="T107">S</text:span><text:span text:style-name="T190">2</text:span><text:span text:style-name="T207">公尺的面積、</text:span>第<text:span text:style-name="T107">S</text:span><text:span text:style-name="T189">1</text:span><text:span text:style-name="T207">公尺的面積 的 比值</text:span><text:span text:style-name="T107"> = 時間比值</text:span><text:span text:style-name="T11">2</text:span>。</text:p>
                    </text:list-item>
                    <text:list-item>
                      <text:p text:style-name="P222">第<text:span text:style-name="T12">(</text:span><text:span text:style-name="T125">a </text:span><text:span text:style-name="T117">* </text:span><text:span text:style-name="T110">t</text:span><text:span text:style-name="T191">1</text:span><text:span text:style-name="T110">)秒</text:span><text:span text:style-name="T207">的面積、</text:span>第<text:span text:style-name="T110">t</text:span><text:span text:style-name="T189">1</text:span><text:span text:style-name="T107">秒</text:span><text:span text:style-name="T207">的面積 的 比值</text:span><text:span text:style-name="T107"> = 時間比值</text:span><text:span text:style-name="T11">2</text:span>。</text:p>
                      <text:list>
                        <text:list-item>
                          <text:p text:style-name="P223"><text:span text:style-name="T125">a </text:span><text:span text:style-name="T117">是 時間倍率</text:span>。</text:p>
                        </text:list-item>
                      </text:list>
                    </text:list-item>
                    <text:list-item>
                      <text:p text:style-name="P224"><text:span text:style-name="T222">相同面積範圍，</text:span>第<text:span text:style-name="T12">(</text:span><text:span text:style-name="T126">a*</text:span><text:span text:style-name="T110">t</text:span><text:span text:style-name="T191">1</text:span><text:span text:style-name="T12">)</text:span><text:span text:style-name="T110">秒</text:span><text:span text:style-name="T207">的粒子群數量、第</text:span><text:span text:style-name="T110">t</text:span><text:span text:style-name="T189">1</text:span><text:span text:style-name="T110">秒</text:span><text:span text:style-name="T207">的粒子群數量 的 比值</text:span><text:span text:style-name="T107">=</text:span><text:span text:style-name="T112">1/</text:span><text:span text:style-name="T107">時間比值</text:span><text:span text:style-name="T11">2</text:span>。</text:p>
                    </text:list-item>
                  </text:list>
                </text:list-item>
                <text:list-item>
                  <text:p text:style-name="P219">明顯例子，某一特定個體 在 速度座標系，以 同心圓 發射 粒子群。</text:p>
                  <text:list>
                    <text:list-item>
                      <text:p text:style-name="P225">第<text:span text:style-name="T107">S</text:span><text:span text:style-name="T190">2</text:span><text:span text:style-name="T207">公尺的面積、</text:span>第<text:span text:style-name="T107">S</text:span><text:span text:style-name="T189">1</text:span><text:span text:style-name="T207">公尺的面積 的 比值</text:span><text:span text:style-name="T107"> = </text:span><text:span text:style-name="T108">速度比值</text:span><text:span text:style-name="T11">2</text:span>。</text:p>
                    </text:list-item>
                    <text:list-item>
                      <text:p text:style-name="P226">第<text:span text:style-name="T120">v</text:span><text:span text:style-name="T204">2</text:span><text:span text:style-name="T110">(公尺/秒)</text:span><text:span text:style-name="T207">的面積、</text:span>第<text:span text:style-name="T120">v</text:span><text:span text:style-name="T204">1</text:span><text:span text:style-name="T110">(公尺/秒)</text:span><text:span text:style-name="T207">的面積 的 比值</text:span><text:span text:style-name="T107"> = </text:span><text:span text:style-name="T108">速度比值</text:span><text:span text:style-name="T11">2</text:span>。</text:p>
                    </text:list-item>
                    <text:list-item>
                      <text:p text:style-name="P227"><text:span text:style-name="T222">相同面積，</text:span>第<text:span text:style-name="T120">v</text:span><text:span text:style-name="T204">2</text:span><text:span text:style-name="T110">(公尺/秒)</text:span><text:span text:style-name="T207">的粒子群數量、第</text:span><text:span text:style-name="T120">v</text:span><text:span text:style-name="T204">1</text:span><text:span text:style-name="T110">(公尺/秒)</text:span><text:span text:style-name="T207">的粒子群數量 比值</text:span><text:span text:style-name="T107">=1/</text:span><text:span text:style-name="T113">(</text:span><text:span text:style-name="T107">v</text:span><text:span text:style-name="T192">2、</text:span><text:span text:style-name="T193">1</text:span><text:span text:style-name="T113">)</text:span><text:span text:style-name="T11">2</text:span>。</text:p>
                      <text:list>
                        <text:list-item>
                          <text:p text:style-name="P228"><text:span text:style-name="T107">v</text:span><text:span text:style-name="T192">2、</text:span><text:span text:style-name="T193">1</text:span><text:span text:style-name="T12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225">明顯例子，第一個個體 在 第二個個體的 座標系，以 同心圓 發射（第三個個體的）粒子群。</text:p>
                  <text:list>
                    <text:list-item>
                      <text:p text:style-name="P229">第<text:span text:style-name="T107">S</text:span><text:span text:style-name="T190">2</text:span><text:span text:style-name="T207">公尺的面積、</text:span>第<text:span text:style-name="T107">S</text:span><text:span text:style-name="T189">1</text:span><text:span text:style-name="T207">公尺的面積 的 比值</text:span><text:span text:style-name="T107"> = (</text:span>第二個個體的 比值<text:span text:style-name="T108">)</text:span><text:span text:style-name="T11">2</text:span>。</text:p>
                    </text:list-item>
                    <text:list-item>
                      <text:p text:style-name="P230">第<text:span text:style-name="T119">b</text:span><text:span text:style-name="T196">2</text:span>（<text:span text:style-name="T118">u</text:span>）<text:span text:style-name="T207">的面積、</text:span>第<text:span text:style-name="T119">b</text:span><text:span text:style-name="T197">1</text:span>（<text:span text:style-name="T118">u</text:span>）<text:span text:style-name="T207">的面積 的 比值</text:span><text:span text:style-name="T107"> = (</text:span><text:span text:style-name="T55">b</text:span><text:span text:style-name="T196">2、</text:span><text:span text:style-name="T201">1</text:span><text:span text:style-name="T108">)</text:span><text:span text:style-name="T11">2</text:span>。</text:p>
                      <text:list>
                        <text:list-item>
                          <text:p text:style-name="P231">假定，第二個個體 是<text:span text:style-name="T13"> </text:span><text:span text:style-name="T56">b</text:span>。</text:p>
                          <text:list>
                            <text:list-item>
                              <text:p text:style-name="P232">假定，粒子群 蘊含的 <text:span text:style-name="T52">初始</text:span><text:span text:style-name="T55">b</text:span><text:span text:style-name="T52"> 是 </text:span><text:span text:style-name="T55">b</text:span><text:span text:style-name="T194">1</text:span><text:span text:style-name="T220">。</text:span></text:p>
                            </text:list-item>
                            <text:list-item>
                              <text:p text:style-name="P233">假定，粒子群 蘊含的<text:span text:style-name="T13"> 結果</text:span><text:span text:style-name="T55">b</text:span><text:span text:style-name="T52"> 是 </text:span><text:span text:style-name="T55">b</text:span><text:span text:style-name="T195">2</text:span>。</text:p>
                            </text:list-item>
                            <text:list-item>
                              <text:p text:style-name="P234">假定，粒子群 蘊含的<text:span text:style-name="T13"> 比值</text:span><text:span text:style-name="T55">b</text:span><text:span text:style-name="T52"> 是 </text:span><text:span text:style-name="T55">b</text:span><text:span text:style-name="T196">2、</text:span><text:span text:style-name="T199">1</text:span>。</text:p>
                            </text:list-item>
                          </text:list>
                        </text:list-item>
                        <text:list-item>
                          <text:p text:style-name="P234">假定，<text:span text:style-name="T119">b</text:span><text:span text:style-name="T53">的 單位 是 </text:span><text:span text:style-name="T54">u</text:span><text:span text:style-name="T221">。</text:span></text:p>
                          <text:list>
                            <text:list-item>
                              <text:p text:style-name="P234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5"><text:span text:style-name="T222">相同面積，</text:span>第<text:span text:style-name="T119">b</text:span><text:span text:style-name="T196">2</text:span>（<text:span text:style-name="T118">u</text:span>）<text:span text:style-name="T207">的粒子群數量、第</text:span><text:span text:style-name="T119">b</text:span><text:span text:style-name="T197">1</text:span>（<text:span text:style-name="T118">u</text:span>）<text:span text:style-name="T207">的粒子群數量 的 比值 </text:span><text:span text:style-name="T107">= 1 / </text:span><text:span text:style-name="T113">(</text:span><text:span text:style-name="T55">b</text:span><text:span text:style-name="T196">2、</text:span><text:span text:style-name="T200">1</text:span><text:span text:style-name="T113">)</text:span><text:span text:style-name="T11">2</text:span>。</text:p>
                    </text:list-item>
                    <text:list-item>
                      <text:p text:style-name="P236">假定，第三個個體 均勻分布。</text:p>
                    </text:list-item>
                    <text:list-item>
                      <text:p text:style-name="P236">在 第二個個體的 座標系。</text:p>
                      <text:list>
                        <text:list-item>
                          <text:p text:style-name="P236">第三個個體 距離 第一個個體 越遠，第三個個體的 密度 越低。</text:p>
                        </text:list-item>
                        <text:list-item>
                          <text:p text:style-name="P237"><text:span text:style-name="T222">相同粒子群數量，</text:span>第三個個體 距離 第一個個體 越遠，面積 越大。</text:p>
                          <text:list>
                            <text:list-item>
                              <text:p text:style-name="P238">假定，第<text:span text:style-name="T55">b</text:span><text:span text:style-name="T195">1</text:span> （<text:span text:style-name="T118">u</text:span>）的 面積 是 <text:span text:style-name="T121">A</text:span><text:span text:style-name="T205">1</text:span>。</text:p>
                              <text:list>
                                <text:list-item>
                                  <text:p text:style-name="P239"><text:span text:style-name="T55">b</text:span><text:span text:style-name="T195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240">第<text:span text:style-name="T55">b</text:span><text:span text:style-name="T198">2</text:span> （<text:span text:style-name="T118">u</text:span>）的 <text:span text:style-name="T113">面積 = </text:span><text:span text:style-name="T121">A</text:span><text:span text:style-name="T205">1</text:span><text:span text:style-name="T113"> *</text:span><text:span text:style-name="T114"> </text:span><text:span text:style-name="T113">(</text:span><text:span text:style-name="T55">b</text:span><text:span text:style-name="T196">2、</text:span><text:span text:style-name="T202">1</text:span><text:span text:style-name="T113">)</text:span><text:span text:style-name="T11">2</text:span>。</text:p>
                              <text:list>
                                <text:list-item>
                                  <text:p text:style-name="P241"><text:span text:style-name="T55">b</text:span><text:span text:style-name="T196">2、</text:span><text:span text:style-name="T203">1</text:span> 是（第二個個體的 座標系，第三個個體 位移的）距離<text:span text:style-name="T11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2"><text:span text:style-name="T222">相同面積，</text:span>第三個個體 距離 第一個個體 越遠，粒子群數量 越少。</text:p>
                          <text:list>
                            <text:list-item>
                              <text:p text:style-name="P243">假定， 距離 是 <text:span text:style-name="T55">b</text:span><text:span text:style-name="T196">2、</text:span><text:span text:style-name="T203">1</text:span><text:span text:style-name="T113">。</text:span></text:p>
                              <text:list>
                                <text:list-item>
                                  <text:p text:style-name="P244"><text:span text:style-name="T113">當下粒子群數量 = 過去粒子群數量 *</text:span><text:span text:style-name="T114"> </text:span><text:span text:style-name="T107">1 / </text:span><text:span text:style-name="T113">(</text:span><text:span text:style-name="T55">b</text:span><text:span text:style-name="T196">2、</text:span><text:span text:style-name="T203">1</text:span><text:span text:style-name="T113">)</text:span><text:span text:style-name="T11">2</text:span>。</text:p>
                                </text:list-item>
                              </text:list>
                            </text:list-item>
                            <text:list-item>
                              <text:p text:style-name="P244">假定，第<text:span text:style-name="T55">b</text:span><text:span text:style-name="T195">1</text:span> （<text:span text:style-name="T118">u</text:span>）的 粒子群數量 是 <text:span text:style-name="T122">c</text:span><text:span text:style-name="T205">1</text:span>。</text:p>
                            </text:list-item>
                            <text:list-item>
                              <text:p text:style-name="P245">第<text:span text:style-name="T55">b</text:span><text:span text:style-name="T198">2</text:span> （<text:span text:style-name="T118">u</text:span>）的 <text:span text:style-name="T113">粒子群數量 = </text:span><text:span text:style-name="T123">c</text:span><text:span text:style-name="T205">1</text:span><text:span text:style-name="T113"> </text:span><text:span text:style-name="T115">/ </text:span><text:span text:style-name="T113">(</text:span><text:span text:style-name="T55">b</text:span><text:span text:style-name="T196">2、</text:span><text:span text:style-name="T203">1</text:span><text:span text:style-name="T113">)</text:span><text:span text:style-name="T11">2</text:span>。</text:p>
                            </text:list-item>
                          </text:list>
                        </text:list-item>
                        <text:list-item>
                          <text:p text:style-name="P246">假定， <text:span text:style-name="T55">b</text:span><text:span text:style-name="T196">2</text:span><text:span text:style-name="T12"> = </text:span><text:span text:style-name="T132">0</text:span>。</text:p>
                          <text:list>
                            <text:list-item>
                              <text:p text:style-name="P246">第<text:span text:style-name="T55">b</text:span><text:span text:style-name="T198">2</text:span> （<text:span text:style-name="T118">u</text:span>）的 <text:span text:style-name="T113">粒子群數量</text:span><text:span text:style-name="T12"> = </text:span><text:span text:style-name="T132">0</text:span>。</text:p>
                            </text:list-item>
                            <text:list-item>
                              <text:p text:style-name="P314">（相關描述在 <text:span text:style-name="T161">世界學</text:span> 文件群的 <text:span text:style-name="T161">無窮大、無窮小</text:span> 的 <text:span text:style-name="T161">假定，汽車流水線 運作</text:span>）</text:p>
                            </text:list-item>
                          </text:list>
                        </text:list-item>
                        <text:list-item>
                          <text:p text:style-name="P247">假定，<text:span text:style-name="T55">b</text:span><text:span text:style-name="T196">2</text:span><text:span text:style-name="T12"> 無限趨近於 </text:span><text:span text:style-name="T133">0</text:span>。</text:p>
                          <text:list>
                            <text:list-item>
                              <text:p text:style-name="P247">第<text:span text:style-name="T55">b</text:span><text:span text:style-name="T198">2</text:span> （<text:span text:style-name="T118">u</text:span>）的 <text:span text:style-name="T113">粒子群數量</text:span><text:span text:style-name="T12"> = 粒子群 </text:span><text:span text:style-name="T133">剛生產出來的 數量</text:span>。</text:p>
                              <text:list>
                                <text:list-item>
                                  <text:p text:style-name="P247">抽象例子，汽車流水線 連續生產、連綿不斷生產的 的 生產數量。</text:p>
                                  <text:list>
                                    <text:list-item>
                                      <text:p text:style-name="P247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247">抽象例子，麵包工坊、麵包烤箱 剛出爐、一次出爐、一批一批 的 麵包數量。</text:p>
                                  <text:list>
                                    <text:list-item>
                                      <text:p text:style-name="P247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3"><text:bookmark-start text:name="無窮大、無窮小"/>無窮大<text:bookmark-end text:name="無窮大、無窮小"/>、無窮小</text:p>
          <text:list>
            <text:list-item>
              <text:p text:style-name="P298">數值、無窮。</text:p>
              <text:list>
                <text:list-item>
                  <text:p text:style-name="P299">數值、無窮。</text:p>
                  <text:list>
                    <text:list-item>
                      <text:p text:style-name="P332"><text:span text:style-name="T219">數值 </text:span><text:span text:style-name="T143">↔</text:span><text:span text:style-name="T219"> 存在</text:span>。</text:p>
                    </text:list-item>
                    <text:list-item>
                      <text:p text:style-name="P300"><text:span text:style-name="T219">無窮 </text:span><text:span text:style-name="T143">↔</text:span><text:span text:style-name="T219"> 變化</text:span>。</text:p>
                    </text:list-item>
                  </text:list>
                </text:list-item>
                <text:list-item>
                  <text:p text:style-name="P300">數值、無窮。</text:p>
                  <text:list>
                    <text:list-item>
                      <text:p text:style-name="P300"><text:span text:style-name="T219">數值 </text:span><text:span text:style-name="T143">↔</text:span><text:span text:style-name="T219"> 成熟期</text:span>。</text:p>
                    </text:list-item>
                    <text:list-item>
                      <text:p text:style-name="P298"><text:span text:style-name="T219">無窮 </text:span><text:span text:style-name="T143">↔</text:span><text:span text:style-name="T219"> 成長期、衰亡期</text:span>。</text:p>
                    </text:list-item>
                  </text:list>
                </text:list-item>
                <text:list-item>
                  <text:p text:style-name="P298">數值、無窮。</text:p>
                  <text:list>
                    <text:list-item>
                      <text:p text:style-name="P301"><text:span text:style-name="T219">數值 </text:span><text:span text:style-name="T143">↔</text:span><text:span text:style-name="T219">（某一特定個體 在 某一特定相態的）溫度、重量</text:span>。</text:p>
                    </text:list-item>
                    <text:list-item>
                      <text:p text:style-name="P298"><text:span text:style-name="T219">無窮 </text:span><text:span text:style-name="T143">↔</text:span><text:span text:style-name="T219">（某一特定個體 在 不同相態的）相態轉換、相態轉變</text:span>。</text:p>
                      <text:list>
                        <text:list-item>
                          <text:p text:style-name="P298">相態 的 明顯例子，固態、液態、氣態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8">無窮大 <text:span text:style-name="T143">↔</text:span> 變化（的 過程）、不存在。</text:p>
              <text:list>
                <text:list-item>
                  <text:p text:style-name="P249">無窮小 <text:span text:style-name="T143">↔</text:span> 無窮大的 倒數。</text:p>
                  <text:list>
                    <text:list-item>
                      <text:p text:style-name="P324">無窮<text:span text:style-name="T148">小 </text:span><text:span text:style-name="T143">↔</text:span> <text:span text:style-name="T148">狀態、結構、關係 </text:span>變化<text:span text:style-name="T148">（的 過程）</text:span>。</text:p>
                      <text:list>
                        <text:list-item>
                          <text:p text:style-name="P245">變化 的 明顯例子，產生、消失、湮滅、轉變、轉換。</text:p>
                          <text:list>
                            <text:list-item>
                              <text:p text:style-name="P250">逼近、變成 數值 <text:span text:style-name="T143">↔</text:span>（逐漸）<text:span text:style-name="T225">存在</text:span>。</text:p>
                            </text:list-item>
                            <text:list-item>
                              <text:p text:style-name="P325">從 數值<text:span text:style-name="T148"> 逼近、</text:span>變成 無窮大 <text:span text:style-name="T143">↔</text:span> 第一個<text:span text:style-name="T229">存在</text:span><text:span text:style-name="T148"> </text:span><text:span text:style-name="T154">形成</text:span><text:span text:style-name="T148">、</text:span><text:span text:style-name="T230">變成</text:span><text:span text:style-name="T148"> </text:span><text:span text:style-name="T228">第二個存在</text:span><text:span text:style-name="T153">(</text:span><text:span text:style-name="T152">的 過程)</text:span>。</text:p>
                              <text:list>
                                <text:list-item>
                                  <text:p text:style-name="P251"><text:span text:style-name="T228">形成</text:span> 是 <text:span text:style-name="T228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325">從 數值<text:span text:style-name="T148"> 逼近、</text:span>變成 無窮小 <text:span text:style-name="T143">↔</text:span> 第一個<text:span text:style-name="T229">存在</text:span><text:span text:style-name="T148"> </text:span><text:span text:style-name="T154">消成</text:span><text:span text:style-name="T148">、</text:span><text:span text:style-name="T230">變成</text:span><text:span text:style-name="T148"> </text:span><text:span text:style-name="T228">第二個存在</text:span><text:span text:style-name="T153">(</text:span><text:span text:style-name="T152">的 過程)</text:span>。</text:p>
                              <text:list>
                                <text:list-item>
                                  <text:p text:style-name="P252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253">從 無窮大 逼近、變成 數值 <text:span text:style-name="T143">↔</text:span> 第一個存在<text:span text:style-name="T13"> </text:span><text:span text:style-name="T66">消成</text:span>、變成 第二個<text:span text:style-name="T225">存在</text:span><text:span text:style-name="T65">(</text:span><text:span text:style-name="T13">的 過程)</text:span>。</text:p>
                            </text:list-item>
                            <text:list-item>
                              <text:p text:style-name="P325">從 無窮小<text:span text:style-name="T148"> 逼近、</text:span>變成 數值 <text:span text:style-name="T143">↔</text:span> 第一個存在<text:span text:style-name="T148"> </text:span><text:span text:style-name="T154">形成</text:span><text:span text:style-name="T148">、</text:span><text:span text:style-name="T230">變成</text:span> 第二個<text:span text:style-name="T225">存在</text:span><text:span text:style-name="T153">(</text:span><text:span text:style-name="T152">的 過程)</text:span>。</text:p>
                              <text:list>
                                <text:list-item>
                                  <text:p text:style-name="P254">明顯例子<text:span text:style-name="T13">，攝氏</text:span><text:span text:style-name="T63">0度的液態水（逐漸）</text:span><text:span text:style-name="T66">形成、</text:span><text:span text:style-name="T63">變成 攝氏0</text:span><text:span text:style-name="T226">度的固態水</text:span>。</text:p>
                                  <text:list>
                                    <text:list-item>
                                      <text:p text:style-name="P255">液態水的 重量、存在<text:span text:style-name="T63">（逐漸）</text:span><text:span text:style-name="T66">形成、</text:span><text:span text:style-name="T63">變成</text:span><text:span text:style-name="T228"> 固態</text:span>水的 重量、存在<text:span text:style-name="T63">。</text:span></text:p>
                                      <text:list>
                                        <text:list-item>
                                          <text:p text:style-name="P256"><text:span text:style-name="T63">該過程，</text:span>液態水的 重量、存在，數值 →<text:span text:style-name="T227"> </text:span>無窮小<text:span text:style-name="T13"> →</text:span><text:span text:style-name="T64"> 0</text:span><text:span text:style-name="T227">。</text:span></text:p>
                                        </text:list-item>
                                        <text:list-item>
                                          <text:p text:style-name="P257"><text:span text:style-name="T63">該過程，</text:span>固態水的 重量、存在，<text:span text:style-name="T64">0</text:span><text:span text:style-name="T12"> →</text:span><text:span text:style-name="T130"> </text:span>無窮小<text:span text:style-name="T13"> →</text:span><text:span text:style-name="T64"> </text:span><text:span text:style-name="T227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8">液態水的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 </text:span><text:span text:style-name="T13">(</text:span><text:span text:style-name="T63">逐漸</text:span><text:span text:style-name="T68">)</text:span><text:span text:style-name="T69">消成</text:span><text:span text:style-name="T228"> 固態</text:span>水的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</text:span>。</text:p>
                                      <text:list>
                                        <text:list-item>
                                          <text:p text:style-name="P259"><text:span text:style-name="T63">該過程，</text:span>液態水的 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</text:span>，數值 →<text:span text:style-name="T227"> </text:span>無窮大<text:span text:style-name="T227">。</text:span></text:p>
                                        </text:list-item>
                                        <text:list-item>
                                          <text:p text:style-name="P257"><text:span text:style-name="T63">該過程，</text:span>固態水的 <text:span text:style-name="T67">(1/</text:span><text:span text:style-name="T13">重量</text:span><text:span text:style-name="T67">)</text:span>、<text:span text:style-name="T13">(存在</text:span><text:span text:style-name="T1">-</text:span><text:span text:style-name="T6">1</text:span><text:span text:style-name="T68">)</text:span>，無窮大<text:span text:style-name="T13"> →</text:span><text:span text:style-name="T64"> </text:span><text:span text:style-name="T227">數值</text:span>。</text:p>
                                          <text:list>
                                            <text:list-item>
                                              <text:p text:style-name="P260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7">水分子的（平均）動量 沒有 變化。</text:p>
                                      <text:list>
                                        <text:list-item>
                                          <text:p text:style-name="P326"><text:span text:style-name="T148">動量、</text:span>大小<text:span text:style-name="T148">、溫度 的 存在 </text:span><text:span text:style-name="T144">↔</text:span><text:span text:style-name="T231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7">水分子 之間的 結構、關係 有 變化。</text:p>
                                      <text:list>
                                        <text:list-item>
                                          <text:p text:style-name="P327"><text:span text:style-name="T148">結構、關係、相態 的 </text:span>變化 <text:span text:style-name="T144">↔</text:span><text:span text:style-name="T231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9">數值 <text:span text:style-name="T143">↔</text:span> 存在。</text:p>
                      <text:list>
                        <text:list-item>
                          <text:p text:style-name="P245">數值 的 明顯例子，<text:span text:style-name="T61">1、</text:span><text:span text:style-name="T62">√</text:span><text:span text:style-name="T61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61">明顯例子，蠟燭 在 空間座標系，以 同心圓 發射 光。</text:p>
                  <text:list>
                    <text:list-item>
                      <text:p text:style-name="P245">假定，蠟燭、光 的 距離 是<text:span text:style-name="T13"> </text:span><text:span text:style-name="T57">0</text:span>。</text:p>
                      <text:list>
                        <text:list-item>
                          <text:p text:style-name="P262">已知，第<text:span text:style-name="T12">(</text:span><text:span text:style-name="T127">r*</text:span><text:span text:style-name="T12">S)公尺</text:span><text:span text:style-name="T207">的面積、</text:span>第<text:span text:style-name="T12">S公尺</text:span><text:span text:style-name="T207">的面積 的比值 </text:span><text:span text:style-name="T107">= </text:span><text:span text:style-name="T109">距離比值</text:span><text:span text:style-name="T11">2</text:span>。</text:p>
                          <text:list>
                            <text:list-item>
                              <text:p text:style-name="P315">（相關描述在 <text:span text:style-name="T161">世界學</text:span> 文件群的 <text:span text:style-name="T161">平方</text:span>）</text:p>
                            </text:list-item>
                            <text:list-item>
                              <text:p text:style-name="P262">假定<text:span text:style-name="T13">，</text:span><text:span text:style-name="T58">r = 0</text:span><text:span text:style-name="T223">。</text:span></text:p>
                              <text:list>
                                <text:list-item>
                                  <text:p text:style-name="P263">第<text:span text:style-name="T128">0</text:span><text:span text:style-name="T12">公尺</text:span><text:span text:style-name="T207">的 </text:span>面積 是<text:span text:style-name="T13"> </text:span><text:span text:style-name="T58">0</text:span>。</text:p>
                                </text:list-item>
                              </text:list>
                            </text:list-item>
                            <text:list-item>
                              <text:p text:style-name="P263">光 佔據（空間）的 面積 是<text:span text:style-name="T13"> </text:span><text:span text:style-name="T59">0</text:span>。</text:p>
                            </text:list-item>
                          </text:list>
                        </text:list-item>
                        <text:list-item>
                          <text:p text:style-name="P264">已知，<text:span text:style-name="T222">相同面積。</text:span></text:p>
                          <text:list>
                            <text:list-item>
                              <text:p text:style-name="P264">第<text:span text:style-name="T12">(</text:span><text:span text:style-name="T124">r*S</text:span><text:span text:style-name="T12">)公尺</text:span><text:span text:style-name="T207">的粒子群數量、第</text:span><text:span text:style-name="T107">S公尺</text:span><text:span text:style-name="T207">的粒子群數量 的 比值</text:span><text:span text:style-name="T107"> =</text:span><text:span text:style-name="T112">1/</text:span><text:span text:style-name="T109">距離比值</text:span><text:span text:style-name="T11">2</text:span>。</text:p>
                            </text:list-item>
                            <text:list-item>
                              <text:p text:style-name="P265">假定<text:span text:style-name="T13">，</text:span><text:span text:style-name="T58">r = 0</text:span>。</text:p>
                              <text:list>
                                <text:list-item>
                                  <text:p text:style-name="P265">第<text:span text:style-name="T128">0</text:span><text:span text:style-name="T12">公尺</text:span><text:span text:style-name="T207">的 粒子群數量</text:span> 是<text:span text:style-name="T13"> </text:span>無窮大<text:span text:style-name="T11">2</text:span>。</text:p>
                                </text:list-item>
                              </text:list>
                            </text:list-item>
                            <text:list-item>
                              <text:p text:style-name="P266">光的 數量 是 無窮大<text:span text:style-name="T11">2</text:span>。</text:p>
                            </text:list-item>
                          </text:list>
                        </text:list-item>
                        <text:list-item>
                          <text:p text:style-name="P267">光 佔據的面積是零、粒子群數量是<text:span text:style-name="T60">(</text:span><text:span text:style-name="T13">無窮大</text:span><text:span text:style-name="T5">2</text:span><text:span text:style-name="T60">)</text:span><text:span text:style-name="T224"> </text:span><text:span text:style-name="T138">↔</text:span><text:span text:style-name="T129"> </text:span>蠟燭 正在產生 光。</text:p>
                          <text:list>
                            <text:list-item>
                              <text:p text:style-name="P245">光 正在形成。</text:p>
                            </text:list-item>
                            <text:list-item>
                              <text:p text:style-name="P245">假定，光 有 形成。</text:p>
                              <text:list>
                                <text:list-item>
                                  <text:p text:style-name="P268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268">明顯例子，汽車流水線。</text:p>
                              <text:list>
                                <text:list-item>
                                  <text:p text:style-name="P268">假定，汽車流水線 生產出 汽車，汽車 駕駛出去、擴散出去。</text:p>
                                  <text:list>
                                    <text:list-item>
                                      <text:p text:style-name="P268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269">汽車流水線 裡面的（假想、潛能、能夠生產的）汽車數量 是 無窮大。</text:p>
                                  <text:list>
                                    <text:list-item>
                                      <text:p text:style-name="P270">潛能 是（亞里斯多德 認定的）潛能。</text:p>
                                    </text:list-item>
                                    <text:list-item>
                                      <text:p text:style-name="P270">汽車流水線（只）擁有 未完成的汽車。</text:p>
                                      <text:list>
                                        <text:list-item>
                                          <text:p text:style-name="P270">離開 汽車流水線的 汽車，才算是 完成的汽車。</text:p>
                                          <text:list>
                                            <text:list-item>
                                              <text:p text:style-name="P328">完整的汽車<text:span text:style-name="T148">、成品</text:span> 是 組裝完畢的 汽車。</text:p>
                                            </text:list-item>
                                            <text:list-item>
                                              <text:p text:style-name="P328">完成的汽車<text:span text:style-name="T148">、用品</text:span> 是 正式運行的 汽車。</text:p>
                                            </text:list-item>
                                            <text:list-item>
                                              <text:p text:style-name="P271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270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272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272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2">完成的汽車 不一定是 完整的汽車。</text:p>
                                          <text:list>
                                            <text:list-item>
                                              <text:p text:style-name="P272">明顯例子，（已經在道路上跑的）少裝方向燈的汽車。</text:p>
                                            </text:list-item>
                                            <text:list-item>
                                              <text:p text:style-name="P273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4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268">汽車流水線 裡面的（真實、實現、當下擁有的）汽車數量 是<text:span text:style-name="T13"> </text:span><text:span text:style-name="T70">0</text:span>。</text:p>
                                  <text:list>
                                    <text:list-item>
                                      <text:p text:style-name="P270">實現 是（亞里斯多德 認定的）實現。</text:p>
                                    </text:list-item>
                                    <text:list-item>
                                      <text:p text:style-name="P275">汽車流水線 裡面的（真實、實現、當下擁有的）汽車密度 是<text:span text:style-name="T13"> </text:span><text:span text:style-name="T71">0</text:span>。</text:p>
                                    </text:list-item>
                                    <text:list-item>
                                      <text:p text:style-name="P276">在 汽車流水線 裡面。</text:p>
                                      <text:list>
                                        <text:list-item>
                                          <text:p text:style-name="P276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277">塑膠、金屬、材料（逐漸）<text:span text:style-name="T228">形成、產生、收斂、塑形、改造 成 汽車</text:span>。</text:p>
                                          <text:list>
                                            <text:list-item>
                                              <text:p text:style-name="P277">明顯例子，攝氏<text:span text:style-name="T131">0</text:span><text:span text:style-name="T233">度的</text:span>液態水（逐漸）形成 攝氏<text:span text:style-name="T12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6">在 汽車流水線 外面。</text:p>
                                  <text:list>
                                    <text:list-item>
                                      <text:p text:style-name="P276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276">汽車 <text:span text:style-name="T145">↔</text:span><text:span text:style-name="T232"> 光</text:span>。</text:p>
                                  <text:list>
                                    <text:list-item>
                                      <text:p text:style-name="P278">（汽車流水線的）生產（汽車）過程 <text:span text:style-name="T145">↔</text:span><text:span text:style-name="T232">（蠟燭 燃燒中心的）燃燒</text:span>。</text:p>
                                    </text:list-item>
                                    <text:list-item>
                                      <text:p text:style-name="P329"><text:span text:style-name="T152">(汽車流水線的)</text:span><text:span text:style-name="T13">假想</text:span><text:span text:style-name="T152">（、潛能、</text:span><text:span text:style-name="T148">能夠生產的</text:span><text:span text:style-name="T152">）</text:span><text:span text:style-name="T148">汽車</text:span>密度 是 無窮大<text:span text:style-name="T148"> </text:span><text:span text:style-name="T156">↔</text:span><text:span text:style-name="T232">。</text:span></text:p>
                                      <text:list>
                                        <text:list-item>
                                          <text:p text:style-name="P279"><text:span text:style-name="T232">（蠟燭 燃燒中心的）</text:span><text:span text:style-name="T13">假想（、潛能、</text:span>能夠生產的<text:span text:style-name="T13">）</text:span><text:span text:style-name="T232">光密度 是 無窮大</text:span>。</text:p>
                                          <text:list>
                                            <text:list-item>
                                              <text:p text:style-name="P280"><text:span text:style-name="T13">假想</text:span>汽車密度 是 汽車流水線 裡面<text:span text:style-name="T13">的</text:span><text:span text:style-name="T232">（</text:span><text:span text:style-name="T13">假想、潛能</text:span><text:span text:style-name="T232">）</text:span>汽車密度。</text:p>
                                            </text:list-item>
                                            <text:list-item>
                                              <text:p text:style-name="P281"><text:span text:style-name="T13">假想</text:span>光密度 是<text:span text:style-name="T232">（蠟燭）燃燒中心 </text:span>裡面的<text:span text:style-name="T232">（</text:span><text:span text:style-name="T13">假想、潛能</text:span><text:span text:style-name="T232">）</text:span>光密度。</text:p>
                                            </text:list-item>
                                            <text:list-item>
                                              <text:p text:style-name="P282">假定 材料 沒有 輸入 →<text:span text:style-name="T235"> 隨著</text:span><text:span text:style-name="T74">(持續)</text:span><text:span text:style-name="T235">生產 材料密度</text:span><text:span text:style-name="T74">(持續)</text:span><text:span text:style-name="T235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0"><text:span text:style-name="T157">（</text:span><text:span text:style-name="T152">汽車流水線的</text:span><text:span text:style-name="T157">）</text:span><text:span text:style-name="T13">真實</text:span><text:span text:style-name="T157">（</text:span><text:span text:style-name="T148">、實現、當下擁有的）汽車</text:span>密度 是<text:span text:style-name="T13"> </text:span><text:span text:style-name="T72">0</text:span><text:span text:style-name="T151"> </text:span><text:span text:style-name="T158">↔</text:span><text:span text:style-name="T232">。</text:span></text:p>
                                      <text:list>
                                        <text:list-item>
                                          <text:p text:style-name="P283"><text:span text:style-name="T232">（蠟燭）燃燒中心的 </text:span><text:span text:style-name="T13">真實</text:span><text:span text:style-name="T232">（</text:span>、實現、當下擁有的）<text:span text:style-name="T232">光密度</text:span> 是<text:span text:style-name="T13"> </text:span><text:span text:style-name="T72">0</text:span>。</text:p>
                                          <text:list>
                                            <text:list-item>
                                              <text:p text:style-name="P281"><text:span text:style-name="T13">真實</text:span>汽車密度 是 汽車流水線 裡面的<text:span text:style-name="T232">（</text:span><text:span text:style-name="T13">真實、實現</text:span><text:span text:style-name="T232">）</text:span>汽車密度。</text:p>
                                            </text:list-item>
                                            <text:list-item>
                                              <text:p text:style-name="P281"><text:span text:style-name="T13">真實</text:span>光密度 <text:span text:style-name="T13">是</text:span><text:span text:style-name="T232">（</text:span><text:span text:style-name="T73">蠟燭</text:span><text:span text:style-name="T232">）燃燒中心 </text:span>裡面的<text:span text:style-name="T232">（</text:span><text:span text:style-name="T13">真實、實現</text:span><text:span text:style-name="T232">）</text:span>光密度。</text:p>
                                            </text:list-item>
                                            <text:list-item>
                                              <text:p text:style-name="P281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84">假定，材料 沒有 輸入到、物流到 汽車流水線。</text:p>
                                      <text:list>
                                        <text:list-item>
                                          <text:p text:style-name="P285">假定，汽車流水線 運作。</text:p>
                                          <text:list>
                                            <text:list-item>
                                              <text:p text:style-name="P285">汽車 生產過程，材料的 數量（持續）下降。</text:p>
                                            </text:list-item>
                                            <text:list-item>
                                              <text:p text:style-name="P286">汽車 生產過程，半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286">汽車 生產過程，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331"><text:span text:style-name="T148">汽車流水線的（</text:span>假想<text:span text:style-name="T148">、潛能）完成的汽車</text:span>數量<text:span text:style-name="T148">（仍然）</text:span>是 無限大。</text:p>
                                            </text:list-item>
                                            <text:list-item>
                                              <text:p text:style-name="P331"><text:span text:style-name="T148">汽車流水線的（</text:span>真實<text:span text:style-name="T148">、實現）完成的汽車</text:span>數量<text:span text:style-name="T148">（仍然）</text:span>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7">假定，汽車流水線 沒有運作。</text:p>
                                          <text:list>
                                            <text:list-item>
                                              <text:p text:style-name="P287">汽車 生產過程，材料的 數量 沒有變化。</text:p>
                                            </text:list-item>
                                            <text:list-item>
                                              <text:p text:style-name="P287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288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89">汽車流水線的（假想、潛能）完成的汽車數量（仍然）是 <text:span text:style-name="T75">0</text:span>。</text:p>
                                            </text:list-item>
                                            <text:list-item>
                                              <text:p text:style-name="P287">汽車流水線的（真實、實現）完成的汽車數量（仍然）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0">汽車流水線 <text:span text:style-name="T139">↔</text:span><text:span text:style-name="T234">（</text:span><text:span text:style-name="T73">蠟燭</text:span><text:span text:style-name="T232">）</text:span>燃燒中心。</text:p>
                                          <text:list>
                                            <text:list-item>
                                              <text:p text:style-name="P291">汽車 <text:span text:style-name="T139">↔</text:span><text:span text:style-name="T234"> </text:span>光。</text:p>
                                            </text:list-item>
                                            <text:list-item>
                                              <text:p text:style-name="P292">數量 <text:span text:style-name="T139">↔</text:span><text:span text:style-name="T234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1">假定，材料 有 輸入到、物流到 汽車流水線。</text:p>
                                      <text:list>
                                        <text:list-item>
                                          <text:p text:style-name="P291">假定，汽車流水線 運作。</text:p>
                                          <text:list>
                                            <text:list-item>
                                              <text:p text:style-name="P291">汽車 生產過程，材料的 數量 有機率（持續）上升。</text:p>
                                            </text:list-item>
                                            <text:list-item>
                                              <text:p text:style-name="P291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293">汽車 生產過程，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293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291">汽車流水線的（真實、實現）完成的汽車數量（仍然）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1">假定，汽車流水線 沒有運作。</text:p>
                                          <text:list>
                                            <text:list-item>
                                              <text:p text:style-name="P294">汽車 生產過程，材料的 數量（持續）上升。</text:p>
                                            </text:list-item>
                                            <text:list-item>
                                              <text:p text:style-name="P293">汽車 生產過程，半成品 的（實現）數量 沒有變化。</text:p>
                                            </text:list-item>
                                            <text:list-item>
                                              <text:p text:style-name="P293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93">汽車流水線的（假想、潛能）完成的汽車數量（仍然）是 <text:span text:style-name="T75">0</text:span>。</text:p>
                                            </text:list-item>
                                            <text:list-item>
                                              <text:p text:style-name="P293">汽車流水線的（真實、實現）完成的汽車數量（仍然）是<text:span text:style-name="T13"> </text:span><text:span text:style-name="T75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5:17:23.928000000</dc:date>
    <meta:editing-duration>P24DT23H25M35S</meta:editing-duration>
    <meta:editing-cycles>19033</meta:editing-cycles>
    <meta:document-statistic meta:table-count="0" meta:image-count="0" meta:object-count="0" meta:page-count="1" meta:paragraph-count="617" meta:word-count="14907" meta:character-count="17618" meta:non-whitespace-character-count="15829"/>
  </office:meta>
</office:document-meta>
</file>